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100002000000014700000186AD9FD3DC85657A08.png" manifest:media-type="image/png"/>
  <manifest:file-entry manifest:full-path="Pictures/100002000000006F0000007F55E599740F258307.png" manifest:media-type="image/png"/>
  <manifest:file-entry manifest:full-path="Pictures/100002000000004D00000081B9BF4D89DB025691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Panzoli" svg:font-family="Panzoli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solid" draw:fill-color="#e7501e" draw:opacity="100%" draw:textarea-horizontal-align="center" draw:textarea-vertical-align="middle" draw:auto-grow-height="false" draw:auto-grow-width="false" fo:min-height="0.546cm" fo:min-width="8.793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4.785cm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solid" draw:fill-color="#e7501e" draw:opacity="100%" draw:textarea-horizontal-align="center" draw:textarea-vertical-align="middle" draw:auto-grow-height="false" draw:auto-grow-width="false" fo:min-height="0.546cm" fo:min-width="10.393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draw:fill="solid" draw:fill-color="#e7501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solid" draw:fill-color="#e7501e" draw:opacity="100%" draw:textarea-horizontal-align="center" draw:textarea-vertical-align="middle" draw:auto-grow-height="false" draw:auto-grow-width="false" fo:min-height="0.546cm" fo:min-width="4.892cm" fo:padding-top="0.127cm" fo:padding-bottom="0.127cm" fo:padding-left="0.254cm" fo:padding-right="0.254cm" fo:wrap-option="wrap"/>
    </style:style>
    <style:style style:name="pr1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Diapositive-de-titre-notes">
      <style:graphic-properties draw:fill-color="#ffffff" fo:min-height="13.364cm"/>
    </style:style>
    <style:style style:name="pr4" style:family="presentation" style:parent-style-name="Master1-Layout9-cust-1_5f_Titre-et-contenu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1-Layout9-cust-1_5f_Titre-et-contenu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6" style:family="presentation" style:parent-style-name="Master1-Layout9-cust-1_5f_Titre-et-contenu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2.096cm" style:use-optimal-column-width="false"/>
    </style:style>
    <style:style style:name="co2" style:family="table-column">
      <style:table-column-properties style:column-width="3.805cm" style:use-optimal-column-width="false"/>
    </style:style>
    <style:style style:name="co3" style:family="table-column">
      <style:table-column-properties style:column-width="3.401cm" style:use-optimal-column-width="false"/>
    </style:style>
    <style:style style:name="ro1" style:family="table-row">
      <style:table-row-properties style:row-height="1.161cm"/>
    </style:style>
    <style:style style:name="ro2" style:family="table-row">
      <style:table-row-properties style:row-height="0.791cm"/>
    </style:style>
    <style:style style:name="ro3" style:family="table-row">
      <style:table-row-properties style:row-height="0.987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.953cm" fo:margin-right="0cm" fo:margin-top="0.847cm" fo:margin-bottom="0cm" fo:line-height="100%" fo:text-align="start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2.249cm" fo:margin-right="0cm" fo:margin-top="0.141cm" fo:margin-bottom="0cm" fo:line-height="100%" fo:text-align="start" fo:text-indent="-1.248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9" style:family="paragraph">
      <loext:graphic-properties draw:fill="solid" draw:fill-color="#e7501e" draw:opacity="100%"/>
      <style:paragraph-properties style:writing-mode="lr-tb" style:font-independent-line-spacing="true"/>
    </style:style>
    <style:style style:name="P10" style:family="paragraph"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mbria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898989" style:text-line-through-style="none" style:text-line-through-type="none" style:text-position="0% 100%" style:font-name="Cambria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mbria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mbria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898989" style:text-line-through-style="none" style:text-line-through-type="none" style:text-position="0% 100%" style:font-name="Cambria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mbria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style:font-name="Cambria" fo:font-size="14pt" fo:language="fr" fo:country="FR" style:font-size-asian="14pt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mbria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mbria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4D00000081B9BF4D89DB025691.png" xlink:type="simple" xlink:show="embed" xlink:actuate="onLoad">
        <style:list-level-properties text:min-label-width="0.953cm" style:vertical-pos="middle" style:vertical-rel="line" fo:width="0.442cm" fo:height="0.741cm"/>
      </text:list-level-style-image>
      <text:list-level-style-image text:level="2" xlink:href="Pictures/100002000000004D00000081B9BF4D89DB025691.png" xlink:type="simple" xlink:show="embed" xlink:actuate="onLoad">
        <style:list-level-properties text:space-before="1.296cm" text:min-label-width="0.953cm" style:vertical-pos="middle" style:vertical-rel="line" fo:width="0.442cm" fo:height="0.741cm"/>
      </text:list-level-style-image>
      <text:list-level-style-image text:level="3" xlink:href="Pictures/100002000000004D00000081B9BF4D89DB025691.png" xlink:type="simple" xlink:show="embed" xlink:actuate="onLoad">
        <style:list-level-properties text:space-before="1.288cm" text:min-label-width="0.953cm" style:vertical-pos="middle" style:vertical-rel="line" fo:width="0.442cm" fo:height="0.741cm"/>
      </text:list-level-style-image>
      <text:list-level-style-image text:level="4" xlink:href="Pictures/100002000000004D00000081B9BF4D89DB025691.png" xlink:type="simple" xlink:show="embed" xlink:actuate="onLoad">
        <style:list-level-properties text:space-before="1.296cm" text:min-label-width="0.953cm" style:vertical-pos="middle" style:vertical-rel="line" fo:width="0.442cm" fo:height="0.741cm"/>
      </text:list-level-style-image>
      <text:list-level-style-image text:level="5" xlink:href="Pictures/100002000000004D00000081B9BF4D89DB025691.png" xlink:type="simple" xlink:show="embed" xlink:actuate="onLoad">
        <style:list-level-properties text:space-before="4.128cm" text:min-label-width="0.953cm" style:vertical-pos="middle" style:vertical-rel="line" fo:width="0.442cm" fo:height="0.741cm"/>
      </text:list-level-style-image>
      <text:list-level-style-image text:level="6" xlink:href="Pictures/100002000000004D00000081B9BF4D89DB025691.png" xlink:type="simple" xlink:show="embed" xlink:actuate="onLoad">
        <style:list-level-properties text:space-before="6.032cm" text:min-label-width="0.953cm" style:vertical-pos="middle" style:vertical-rel="line" fo:width="0.442cm" fo:height="0.741cm"/>
      </text:list-level-style-image>
      <text:list-level-style-image text:level="7" xlink:href="Pictures/100002000000004D00000081B9BF4D89DB025691.png" xlink:type="simple" xlink:show="embed" xlink:actuate="onLoad">
        <style:list-level-properties text:space-before="7.302cm" text:min-label-width="0.953cm" style:vertical-pos="middle" style:vertical-rel="line" fo:width="0.442cm" fo:height="0.741cm"/>
      </text:list-level-style-image>
      <text:list-level-style-image text:level="8" xlink:href="Pictures/100002000000004D00000081B9BF4D89DB025691.png" xlink:type="simple" xlink:show="embed" xlink:actuate="onLoad">
        <style:list-level-properties text:space-before="8.572cm" text:min-label-width="0.953cm" style:vertical-pos="middle" style:vertical-rel="line" fo:width="0.442cm" fo:height="0.741cm"/>
      </text:list-level-style-image>
      <text:list-level-style-image text:level="9" xlink:href="Pictures/100002000000004D00000081B9BF4D89DB025691.png" xlink:type="simple" xlink:show="embed" xlink:actuate="onLoad">
        <style:list-level-properties text:space-before="9.842cm" text:min-label-width="0.953cm" style:vertical-pos="middle" style:vertical-rel="line" fo:width="0.442cm" fo:height="0.741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—">
        <style:list-level-properties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—">
        <style:list-level-properties text:space-before="1.001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—">
        <style:list-level-properties text:space-before="0.992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—">
        <style:list-level-properties text:space-before="1.001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—">
        <style:list-level-properties text:space-before="3.832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—">
        <style:list-level-properties text:space-before="5.73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—">
        <style:list-level-properties text:space-before="7.00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—">
        <style:list-level-properties text:space-before="8.27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—">
        <style:list-level-properties text:space-before="9.54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0">
        <draw:frame draw:name="Titre 1" presentation:style-name="pr1" draw:text-style-name="P2" draw:layer="layout" svg:width="14.602cm" svg:height="4.961cm" svg:x="1.476cm" svg:y="8.602cm" presentation:class="title">
          <draw:text-box>
            <text:p text:style-name="P1"><text:span text:style-name="T1">Soutenance projet Java</text:span></text:p>
          </draw:text-box>
        </draw:frame>
        <draw:frame draw:name="Sous-titre 2" presentation:style-name="pr2" draw:text-style-name="P2" draw:layer="layout" svg:width="14.602cm" svg:height="3.8cm" svg:x="1.2cm" svg:y="14cm" presentation:class="subtitle" presentation:user-transformed="true">
          <draw:text-box>
            <text:p text:style-name="P3"><text:span text:style-name="T2">BAYLE Quentin</text:span></text:p>
            <text:p text:style-name="P3"><text:span text:style-name="T2">REGOURD Colin</text:span><text:span text:style-name="T2"><text:tab/></text:span></text:p>
            <text:p text:style-name="P3"><text:span text:style-name="T2">BAYARD Nathana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9-cust-1_5f_Titre-et-contenu" presentation:presentation-page-layout-name="AL2T12">
        <draw:frame draw:name="Espace réservé du contenu 1" presentation:style-name="pr4" draw:text-style-name="P2" draw:layer="layout" svg:width="13.43cm" svg:height="9.492cm" svg:x="1.27cm" svg:y="7.525cm" presentation:class="outline">
          <draw:text-box>
            <text:list text:style-name="L3">
              <text:list-item>
                <text:p text:style-name="P5"><text:span text:style-name="T3">Justifier votre auto-évaluation de l’interface graphique.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Java Swing </text:span></text:p>
                  </text:list-item>
                  <text:list-item>
                    <text:p text:style-name="P6"><text:span text:style-name="T4">Utilisation de NetBean</text:span></text:p>
                  </text:list-item>
                  <text:list-item>
                    <text:p text:style-name="P6"><text:span text:style-name="T4">Visuel argréable</text:span></text:p>
                  </text:list-item>
                  <text:list-item>
                    <text:p text:style-name="P6"><text:span text:style-name="T4">Application ergonomique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Remplir la répartition des efforts pour cette tâche.</text:span></text:p>
              </text:list-item>
            </text:list>
          </draw:text-box>
        </draw:frame>
        <draw:frame draw:name="Espace réservé du pied de page 2" draw:style-name="gr2" draw:text-style-name="P2" draw:layer="layout" svg:width="12.401cm" svg:height="1.014cm" svg:x="3.499cm" svg:y="17.63cm">
          <draw:text-box>
            <text:p text:style-name="P1"><text:span text:style-name="T5">Soutenance projet Java 2018</text:span></text:p>
          </draw:text-box>
        </draw:frame>
        <draw:frame draw:name="Espace réservé du numéro de diapositive 3" draw:style-name="gr2" draw:text-style-name="P2" draw:layer="layout" svg:width="2.2cm" svg:height="1.014cm" svg:x="0.499cm" svg:y="17.63cm">
          <draw:text-box>
            <text:p text:style-name="P7"><text:span text:style-name="T2"><text:page-number>&lt;numéro&gt;</text:page-number></text:span></text:p>
          </draw:text-box>
        </draw:frame>
        <draw:frame draw:name="Titre 4" presentation:style-name="pr5" draw:text-style-name="P2" draw:layer="layout" svg:width="22.86cm" svg:height="3.175cm" svg:x="1.27cm" svg:y="0.763cm" presentation:class="title">
          <draw:text-box>
            <text:p text:style-name="P8"><text:span text:style-name="T6">Interface graphique</text:span></text:p>
          </draw:text-box>
        </draw:frame>
        <draw:custom-shape draw:name="Rectangle 8" draw:style-name="gr3" draw:text-style-name="P9" draw:layer="layout" svg:width="9.301cm" svg:height="0.8cm" svg:x="7.299cm" svg:y="5.166cm">
          <text:p/>
          <draw:enhanced-geometry svg:viewBox="0 0 21600 21600" draw:type="non-primitive" draw:enhanced-path="M 0 0 L 21600 0 21600 21600 0 21600 Z N"/>
        </draw:custom-shape>
        <draw:frame draw:name="Tableau 13" draw:style-name="standard" draw:layer="layout" svg:width="9.301cm" svg:height="4.968cm" svg:x="15.1cm" svg:y="11.525cm">
          <table:table table:template-name="{912C8C85-51F0-491E-9774-3900AFEF0FD7}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a819">
              <table:table-cell>
                <text:list text:style-name="L6">
                  <text:list-item>
                    <text:p text:style-name="P10"><text:span text:style-name="T7">rôle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co-équipi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implication</text:span></text:p>
                  </text:list-item>
                </text:list>
              </table:table-cell>
            </table:table-row>
            <table:table-row table:style-name="ro1" table:default-cell-style-name="a818">
              <table:table-cell>
                <text:list text:continue-numbering="true" text:style-name="L6">
                  <text:list-item>
                    <text:p text:style-name="P10"><text:span text:style-name="T7">lead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Quentin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60%</text:span></text:p>
                  </text:list-item>
                </text:list>
              </table:table-cell>
            </table:table-row>
            <table:table-row table:style-name="ro2" table:default-cell-style-name="a815">
              <table:table-cell/>
              <table:table-cell>
                <text:list text:continue-numbering="true" text:style-name="L6">
                  <text:list-item>
                    <text:p text:style-name="P10"><text:span text:style-name="T7">Colin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40%</text:span></text:p>
                  </text:list-item>
                </text:list>
              </table:table-cell>
            </table:table-row>
            <table:table-row table:style-name="ro2" table:default-cell-style-name="a818">
              <table:table-cell/>
              <table:table-cell>
                <text:list text:continue-numbering="true" text:style-name="L6">
                  <text:list-item>
                    <text:p text:style-name="P10"><text:span text:style-name="T7">Nathanael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0%</text:span></text:p>
                  </text:list-item>
                </text:list>
              </table:table-cell>
            </table:table-row>
            <table:table-row table:style-name="ro3" table:default-cell-style-name="a815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ZoneTexte 5" draw:style-name="gr4" draw:text-style-name="P2" draw:layer="layout" svg:width="6.043cm" svg:height="0.855cm" svg:x="14.9cm" svg:y="10.67cm">
          <draw:text-box>
            <text:p text:style-name="P1"><text:span text:style-name="T8">Répartition des efforts</text:span></text:p>
          </draw:text-box>
        </draw:frame>
        <presentation:notes draw:style-name="dp3">
          <draw:page-thumbnail draw:name="Espace réservé de l'image des diapositives 1" draw:style-name="gr1" draw:layer="layout" svg:width="11.43cm" svg:height="8.572cm" svg:x="3.81cm" svg:y="3.175cm" draw:page-number="2" presentation:class="page"/>
          <draw:frame draw:name="Espace réservé des commentaires 2" presentation:style-name="pr6" draw:text-style-name="P11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5" draw:text-style-name="P2" draw:layer="layout" svg:width="8.255cm" svg:height="1.274cm" svg:x="10.791cm" svg:y="24.126cm">
            <draw:text-box>
              <text:p text:style-name="P7"><text:span text:style-name="T9"><text:page-number>&lt;numéro&gt;</text:page-number></text:span></text:p>
            </draw:text-box>
          </draw:frame>
        </presentation:notes>
      </draw:page>
      <draw:page draw:name="Slide19" draw:style-name="dp1" draw:master-page-name="Master1-Layout9-cust-1_5f_Titre-et-contenu" presentation:presentation-page-layout-name="AL2T12">
        <draw:frame draw:name="Espace réservé du contenu 1" presentation:style-name="pr4" draw:text-style-name="P2" draw:layer="layout" svg:width="13.43cm" svg:height="9.492cm" svg:x="1.27cm" svg:y="7.525cm" presentation:class="outline">
          <draw:text-box>
            <text:list text:style-name="L3">
              <text:list-item>
                <text:p text:style-name="P5"><text:span text:style-name="T3">Justifier votre auto-évaluation des </text:span><text:span text:style-name="T3">structures de données.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ArrayList&lt;Pic&gt;</text:span></text:p>
                  </text:list-item>
                  <text:list-item>
                    <text:p text:style-name="P6"><text:span text:style-name="T4">Liste de données utile</text:span></text:p>
                  </text:list-item>
                  <text:list-item>
                    <text:p text:style-name="P6"><text:span text:style-name="T4">Classe Tri qui permet d’afficher les </text:span><text:span text:style-name="T4">images en fonction du critère </text:span><text:span text:style-name="T4">sélectionné.</text:span></text:p>
                    <text:p text:style-name="P6"><text:span text:style-name="T4"/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Remplir la répartition des efforts </text:span><text:span text:style-name="T3">pour cette tâche.</text:span></text:p>
              </text:list-item>
            </text:list>
          </draw:text-box>
        </draw:frame>
        <draw:frame draw:name="Espace réservé du pied de page 2" draw:style-name="gr2" draw:text-style-name="P2" draw:layer="layout" svg:width="12.401cm" svg:height="1.014cm" svg:x="3.499cm" svg:y="17.63cm">
          <draw:text-box>
            <text:p text:style-name="P1"><text:span text:style-name="T5">S</text:span><text:span text:style-name="T5">o</text:span><text:span text:style-name="T5">u</text:span><text:span text:style-name="T5">t</text:span><text:span text:style-name="T5">e</text:span><text:span text:style-name="T5">n</text:span><text:span text:style-name="T5">a</text:span><text:span text:style-name="T5">n</text:span><text:span text:style-name="T5">c</text:span><text:span text:style-name="T5">e</text:span><text:span text:style-name="T5"> </text:span><text:span text:style-name="T5">p</text:span><text:span text:style-name="T5">r</text:span><text:span text:style-name="T5">o</text:span><text:span text:style-name="T5">j</text:span><text:span text:style-name="T5">e</text:span><text:span text:style-name="T5">t</text:span><text:span text:style-name="T5"> </text:span><text:span text:style-name="T5">J</text:span><text:span text:style-name="T5">a</text:span><text:span text:style-name="T5">v</text:span><text:span text:style-name="T5">a</text:span><text:span text:style-name="T5"> </text:span><text:span text:style-name="T5">2</text:span><text:span text:style-name="T5">0</text:span><text:span text:style-name="T5">1</text:span><text:span text:style-name="T5">8</text:span></text:p>
          </draw:text-box>
        </draw:frame>
        <draw:frame draw:name="Espace réservé du numéro de diapositive 3" draw:style-name="gr2" draw:text-style-name="P2" draw:layer="layout" svg:width="2.2cm" svg:height="1.014cm" svg:x="0.499cm" svg:y="17.63cm">
          <draw:text-box>
            <text:p text:style-name="P7"><text:span text:style-name="T2"><text:page-number>&lt;numéro&gt;</text:page-number></text:span></text:p>
          </draw:text-box>
        </draw:frame>
        <draw:frame draw:name="Titre 4" presentation:style-name="pr5" draw:text-style-name="P2" draw:layer="layout" svg:width="22.86cm" svg:height="3.175cm" svg:x="1.27cm" svg:y="0.763cm" presentation:class="title">
          <draw:text-box>
            <text:p text:style-name="P8"><text:span text:style-name="T6">St</text:span><text:span text:style-name="T6">ru</text:span><text:span text:style-name="T6">ct</text:span><text:span text:style-name="T6">ur</text:span><text:span text:style-name="T6">at</text:span><text:span text:style-name="T6">io</text:span><text:span text:style-name="T6">n </text:span><text:span text:style-name="T6">d</text:span><text:span text:style-name="T6">e</text:span><text:span text:style-name="T6">s </text:span><text:span text:style-name="T6">d</text:span><text:span text:style-name="T6">o</text:span><text:span text:style-name="T6">n</text:span><text:span text:style-name="T6">n</text:span><text:span text:style-name="T6">é</text:span><text:span text:style-name="T6">e</text:span><text:span text:style-name="T6">s</text:span></text:p>
          </draw:text-box>
        </draw:frame>
        <draw:custom-shape draw:name="Rectangle 8" draw:style-name="gr3" draw:text-style-name="P9" draw:layer="layout" svg:width="9.301cm" svg:height="0.8cm" svg:x="7.299cm" svg:y="5.166cm">
          <text:p/>
          <draw:enhanced-geometry svg:viewBox="0 0 21600 21600" draw:type="non-primitive" draw:enhanced-path="M 0 0 L 21600 0 21600 21600 0 21600 Z N"/>
        </draw:custom-shape>
        <draw:frame draw:name="Tableau 13" draw:style-name="standard" draw:layer="layout" svg:width="9.301cm" svg:height="4.89cm" svg:x="15.1cm" svg:y="11.525cm">
          <table:table table:template-name="{912C8C85-51F0-491E-9774-3900AFEF0FD7}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a819">
              <table:table-cell>
                <text:list text:style-name="L6">
                  <text:list-item>
                    <text:p text:style-name="P10"><text:span text:style-name="T7">rôle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co-équipi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implication</text:span></text:p>
                  </text:list-item>
                </text:list>
              </table:table-cell>
            </table:table-row>
            <table:table-row table:style-name="ro1" table:default-cell-style-name="a818">
              <table:table-cell>
                <text:list text:continue-numbering="true" text:style-name="L6">
                  <text:list-item>
                    <text:p text:style-name="P10"><text:span text:style-name="T7">lead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Colin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70%</text:span></text:p>
                  </text:list-item>
                </text:list>
              </table:table-cell>
            </table:table-row>
            <table:table-row table:style-name="ro2" table:default-cell-style-name="a815">
              <table:table-cell/>
              <table:table-cell>
                <text:list text:continue-numbering="true" text:style-name="L6">
                  <text:list-item>
                    <text:p text:style-name="P10"><text:span text:style-name="T7">Quentin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25%</text:span></text:p>
                  </text:list-item>
                </text:list>
              </table:table-cell>
            </table:table-row>
            <table:table-row table:style-name="ro2" table:default-cell-style-name="a818">
              <table:table-cell/>
              <table:table-cell>
                <text:list text:continue-numbering="true" text:style-name="L6">
                  <text:list-item>
                    <text:p text:style-name="P10"><text:span text:style-name="T7">Nathanael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5%</text:span></text:p>
                  </text:list-item>
                </text:list>
              </table:table-cell>
            </table:table-row>
            <table:table-row table:style-name="ro3" table:default-cell-style-name="a815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name="ZoneTexte 5" draw:style-name="gr4" draw:text-style-name="P2" draw:layer="layout" svg:width="6.043cm" svg:height="0.855cm" svg:x="14.9cm" svg:y="10.67cm">
          <draw:text-box>
            <text:p text:style-name="P1"><text:span text:style-name="T8">Répartition des efforts</text:span></text:p>
          </draw:text-box>
        </draw:frame>
        <presentation:notes draw:style-name="dp3">
          <draw:page-thumbnail draw:name="Espace réservé de l'image des diapositives 1" draw:style-name="gr1" draw:layer="layout" svg:width="11.43cm" svg:height="8.572cm" svg:x="3.81cm" svg:y="3.175cm" draw:page-number="3" presentation:class="page"/>
          <draw:frame draw:name="Espace réservé des commentaires 2" presentation:style-name="pr6" draw:text-style-name="P11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5" draw:text-style-name="P2" draw:layer="layout" svg:width="8.255cm" svg:height="1.274cm" svg:x="10.791cm" svg:y="24.126cm">
            <draw:text-box>
              <text:p text:style-name="P7"><text:span text:style-name="T9"><text:page-number>&lt;numéro&gt;</text:page-number></text:span></text:p>
            </draw:text-box>
          </draw:frame>
        </presentation:notes>
      </draw:page>
      <draw:page draw:name="Slide20" draw:style-name="dp1" draw:master-page-name="Master1-Layout9-cust-1_5f_Titre-et-contenu" presentation:presentation-page-layout-name="AL2T12">
        <draw:frame draw:name="Espace réservé du contenu 1" presentation:style-name="pr4" draw:text-style-name="P2" draw:layer="layout" svg:width="13.43cm" svg:height="9.492cm" svg:x="1.27cm" svg:y="7.8cm" presentation:class="outline" presentation:user-transformed="true">
          <draw:text-box>
            <text:list text:style-name="L3">
              <text:list-item>
                <text:p text:style-name="P5"><text:span text:style-name="T3">Justifier votre auto-évaluation de l’architecture générale de votre applicatio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Pattern mvc</text:span></text:p>
                  </text:list-item>
                  <text:list-item>
                    <text:p text:style-name="P6"><text:span text:style-name="T4">Pattern observer</text:span></text:p>
                    <text:p text:style-name="P6"><text:span text:style-name="T3"/></text:p>
                    <text:p text:style-name="P6"><text:span text:style-name="T3"/></text:p>
                  </text:list-item>
                </text:list>
              </text:list-item>
            </text:list>
          </draw:text-box>
        </draw:frame>
        <draw:frame draw:name="Espace réservé du pied de page 2" draw:style-name="gr2" draw:text-style-name="P2" draw:layer="layout" svg:width="12.401cm" svg:height="1.014cm" svg:x="3.499cm" svg:y="17.63cm">
          <draw:text-box>
            <text:p text:style-name="P1"><text:span text:style-name="T5">Soutenance projet Java 2018</text:span></text:p>
          </draw:text-box>
        </draw:frame>
        <draw:frame draw:name="Espace réservé du numéro de diapositive 3" draw:style-name="gr2" draw:text-style-name="P2" draw:layer="layout" svg:width="2.2cm" svg:height="1.014cm" svg:x="0.499cm" svg:y="17.63cm">
          <draw:text-box>
            <text:p text:style-name="P7"><text:span text:style-name="T2"><text:page-number>&lt;numéro&gt;</text:page-number></text:span></text:p>
          </draw:text-box>
        </draw:frame>
        <draw:frame draw:name="Titre 4" presentation:style-name="pr5" draw:text-style-name="P2" draw:layer="layout" svg:width="22.86cm" svg:height="3.175cm" svg:x="1.27cm" svg:y="0.763cm" presentation:class="title">
          <draw:text-box>
            <text:p text:style-name="P8"><text:span text:style-name="T10">Architecture générale de l’application</text:span></text:p>
          </draw:text-box>
        </draw:frame>
        <draw:custom-shape draw:name="Rectangle 8" draw:style-name="gr6" draw:text-style-name="P9" draw:layer="layout" svg:width="10.901cm" svg:height="0.8cm" svg:x="7.299cm" svg:y="5.166cm">
          <text:p/>
          <draw:enhanced-geometry svg:viewBox="0 0 21600 21600" draw:type="non-primitive" draw:enhanced-path="M 0 0 L 21600 0 21600 21600 0 21600 Z N"/>
        </draw:custom-shape>
        <draw:frame draw:name="Tableau 13" draw:style-name="standard" draw:layer="layout" svg:width="9.301cm" svg:height="4.89cm" svg:x="15.1cm" svg:y="11.525cm">
          <table:table table:template-name="{912C8C85-51F0-491E-9774-3900AFEF0FD7}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a819">
              <table:table-cell>
                <text:list text:style-name="L6">
                  <text:list-item>
                    <text:p text:style-name="P10"><text:span text:style-name="T7">rôle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co-équipi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implication</text:span></text:p>
                  </text:list-item>
                </text:list>
              </table:table-cell>
            </table:table-row>
            <table:table-row table:style-name="ro1" table:default-cell-style-name="a818">
              <table:table-cell>
                <text:list text:continue-numbering="true" text:style-name="L6">
                  <text:list-item>
                    <text:p text:style-name="P10"><text:span text:style-name="T7">lead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Nathanael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10%</text:span></text:p>
                  </text:list-item>
                </text:list>
              </table:table-cell>
            </table:table-row>
            <table:table-row table:style-name="ro2" table:default-cell-style-name="a815">
              <table:table-cell/>
              <table:table-cell>
                <text:list text:continue-numbering="true" text:style-name="L6">
                  <text:list-item>
                    <text:p text:style-name="P10"><text:span text:style-name="T7">Colin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60%</text:span></text:p>
                  </text:list-item>
                </text:list>
              </table:table-cell>
            </table:table-row>
            <table:table-row table:style-name="ro2" table:default-cell-style-name="a818">
              <table:table-cell/>
              <table:table-cell>
                <text:list text:continue-numbering="true" text:style-name="L6">
                  <text:list-item>
                    <text:p text:style-name="P10"><text:span text:style-name="T7">Quentin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30%</text:span></text:p>
                  </text:list-item>
                </text:list>
              </table:table-cell>
            </table:table-row>
            <table:table-row table:style-name="ro3" table:default-cell-style-name="a815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name="ZoneTexte 5" draw:style-name="gr4" draw:text-style-name="P2" draw:layer="layout" svg:width="6.043cm" svg:height="0.855cm" svg:x="14.9cm" svg:y="10.67cm">
          <draw:text-box>
            <text:p text:style-name="P1"><text:span text:style-name="T8">Répartition des efforts</text:span></text:p>
          </draw:text-box>
        </draw:frame>
        <presentation:notes draw:style-name="dp3">
          <draw:page-thumbnail draw:name="Espace réservé de l'image des diapositives 1" draw:style-name="gr1" draw:layer="layout" svg:width="11.43cm" svg:height="8.572cm" svg:x="3.81cm" svg:y="3.175cm" draw:page-number="4" presentation:class="page"/>
          <draw:frame draw:name="Espace réservé des commentaires 2" presentation:style-name="pr6" draw:text-style-name="P11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5" draw:text-style-name="P2" draw:layer="layout" svg:width="8.255cm" svg:height="1.274cm" svg:x="10.791cm" svg:y="24.126cm">
            <draw:text-box>
              <text:p text:style-name="P7"><text:span text:style-name="T9"><text:page-number>&lt;numéro&gt;</text:page-number></text:span></text:p>
            </draw:text-box>
          </draw:frame>
        </presentation:notes>
      </draw:page>
      <draw:page draw:name="Slide21" draw:style-name="dp1" draw:master-page-name="Master1-Layout9-cust-1_5f_Titre-et-contenu" presentation:presentation-page-layout-name="AL2T12">
        <draw:frame draw:name="Espace réservé du contenu 1" presentation:style-name="pr4" draw:text-style-name="P2" draw:layer="layout" svg:width="13.43cm" svg:height="9.492cm" svg:x="1.27cm" svg:y="7.525cm" presentation:class="outline">
          <draw:text-box>
            <text:list text:style-name="L3">
              <text:list-item>
                <text:p text:style-name="P5"><text:span text:style-name="T3">Justifier votre auto-évaluation des données utilisées dans votre applicatio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Test avec un dossier d’image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Remplir la répartition des efforts pour cette tâche.</text:span></text:p>
              </text:list-item>
            </text:list>
          </draw:text-box>
        </draw:frame>
        <draw:frame draw:name="Espace réservé du pied de page 2" draw:style-name="gr2" draw:text-style-name="P2" draw:layer="layout" svg:width="12.401cm" svg:height="1.014cm" svg:x="3.499cm" svg:y="17.63cm">
          <draw:text-box>
            <text:p text:style-name="P1"><text:span text:style-name="T5">Soutenance projet Java 2018</text:span></text:p>
          </draw:text-box>
        </draw:frame>
        <draw:frame draw:name="Espace réservé du numéro de diapositive 3" draw:style-name="gr2" draw:text-style-name="P2" draw:layer="layout" svg:width="2.2cm" svg:height="1.014cm" svg:x="0.499cm" svg:y="17.63cm">
          <draw:text-box>
            <text:p text:style-name="P7"><text:span text:style-name="T2"><text:page-number>&lt;numéro&gt;</text:page-number></text:span></text:p>
          </draw:text-box>
        </draw:frame>
        <draw:frame draw:name="Titre 4" presentation:style-name="pr5" draw:text-style-name="P2" draw:layer="layout" svg:width="22.86cm" svg:height="3.175cm" svg:x="1.27cm" svg:y="0.763cm" presentation:class="title">
          <draw:text-box>
            <text:p text:style-name="P8"><text:span text:style-name="T6">Données, jeu de test</text:span></text:p>
          </draw:text-box>
        </draw:frame>
        <draw:custom-shape draw:name="Rectangle 8" draw:style-name="gr7" draw:text-style-name="P9" draw:layer="layout" svg:width="7.201cm" svg:height="0.8cm" svg:x="7.299cm" svg:y="5.166cm">
          <text:p/>
          <draw:enhanced-geometry svg:viewBox="0 0 21600 21600" draw:type="non-primitive" draw:enhanced-path="M 0 0 L 21600 0 21600 21600 0 21600 Z N"/>
        </draw:custom-shape>
        <draw:frame draw:name="Tableau 13" draw:style-name="standard" draw:layer="layout" svg:width="9.301cm" svg:height="4.89cm" svg:x="15.1cm" svg:y="11.525cm">
          <table:table table:template-name="{912C8C85-51F0-491E-9774-3900AFEF0FD7}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a819">
              <table:table-cell>
                <text:list text:style-name="L6">
                  <text:list-item>
                    <text:p text:style-name="P10"><text:span text:style-name="T7">rôle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co-équipi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implication</text:span></text:p>
                  </text:list-item>
                </text:list>
              </table:table-cell>
            </table:table-row>
            <table:table-row table:style-name="ro1" table:default-cell-style-name="a818">
              <table:table-cell>
                <text:list text:continue-numbering="true" text:style-name="L6">
                  <text:list-item>
                    <text:p text:style-name="P10"><text:span text:style-name="T7">lead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Nathanael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33%</text:span></text:p>
                  </text:list-item>
                </text:list>
              </table:table-cell>
            </table:table-row>
            <table:table-row table:style-name="ro2" table:default-cell-style-name="a815">
              <table:table-cell/>
              <table:table-cell>
                <text:list text:continue-numbering="true" text:style-name="L6">
                  <text:list-item>
                    <text:p text:style-name="P10"><text:span text:style-name="T7">Lucille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33%</text:span></text:p>
                  </text:list-item>
                </text:list>
              </table:table-cell>
            </table:table-row>
            <table:table-row table:style-name="ro2" table:default-cell-style-name="a818">
              <table:table-cell/>
              <table:table-cell>
                <text:list text:continue-numbering="true" text:style-name="L6">
                  <text:list-item>
                    <text:p text:style-name="P10"><text:span text:style-name="T7">Marc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15%</text:span></text:p>
                  </text:list-item>
                </text:list>
              </table:table-cell>
            </table:table-row>
            <table:table-row table:style-name="ro3" table:default-cell-style-name="a815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name="ZoneTexte 5" draw:style-name="gr4" draw:text-style-name="P2" draw:layer="layout" svg:width="6.043cm" svg:height="0.855cm" svg:x="14.9cm" svg:y="10.67cm">
          <draw:text-box>
            <text:p text:style-name="P1"><text:span text:style-name="T8">Répartition des efforts</text:span></text:p>
          </draw:text-box>
        </draw:frame>
        <presentation:notes draw:style-name="dp3">
          <draw:page-thumbnail draw:name="Espace réservé de l'image des diapositives 1" draw:style-name="gr1" draw:layer="layout" svg:width="11.43cm" svg:height="8.572cm" svg:x="3.81cm" svg:y="3.175cm" draw:page-number="5" presentation:class="page"/>
          <draw:frame draw:name="Espace réservé des commentaires 2" presentation:style-name="pr6" draw:text-style-name="P11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5" draw:text-style-name="P2" draw:layer="layout" svg:width="8.255cm" svg:height="1.274cm" svg:x="10.791cm" svg:y="24.126cm">
            <draw:text-box>
              <text:p text:style-name="P7"><text:span text:style-name="T9"><text:page-number>&lt;numéro&gt;</text:page-number></text:span></text:p>
            </draw:text-box>
          </draw:frame>
        </presentation:notes>
      </draw:page>
      <draw:page draw:name="Slide22" draw:style-name="dp1" draw:master-page-name="Master1-Layout9-cust-1_5f_Titre-et-contenu" presentation:presentation-page-layout-name="AL2T12">
        <draw:frame draw:name="Espace réservé du contenu 1" presentation:style-name="pr4" draw:text-style-name="P2" draw:layer="layout" svg:width="13.43cm" svg:height="9.492cm" svg:x="1.27cm" svg:y="7.525cm" presentation:class="outline">
          <draw:text-box>
            <text:list text:style-name="L3">
              <text:list-item>
                <text:p text:style-name="P5"><text:span text:style-name="T3">Justifier votre auto-évaluation de la gestion de projet</text:span></text:p>
              </text:list-item>
            </text:list>
            <text:list text:style-name="L4">
              <text:list-item>
                <text:list>
                  <text:list-header>
                    <text:p text:style-name="P6"><text:span text:style-name="T4"/></text:p>
                  </text:list-header>
                  <text:list-item>
                    <text:p text:style-name="P6"><text:span text:style-name="T4">Abandon d’un membre </text:span></text:p>
                  </text:list-item>
                  <text:list-item>
                    <text:p text:style-name="P6"><text:span text:style-name="T4">Mauvaise gestion du temp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Remplir la répartition des efforts pour cette tâche.</text:span></text:p>
              </text:list-item>
            </text:list>
          </draw:text-box>
        </draw:frame>
        <draw:frame draw:name="Espace réservé du pied de page 2" draw:style-name="gr2" draw:text-style-name="P2" draw:layer="layout" svg:width="12.401cm" svg:height="1.014cm" svg:x="3.499cm" svg:y="17.63cm">
          <draw:text-box>
            <text:p text:style-name="P1"><text:span text:style-name="T5">Soutenance projet Java 2018</text:span></text:p>
          </draw:text-box>
        </draw:frame>
        <draw:frame draw:name="Espace réservé du numéro de diapositive 3" draw:style-name="gr2" draw:text-style-name="P2" draw:layer="layout" svg:width="2.2cm" svg:height="1.014cm" svg:x="0.499cm" svg:y="17.63cm">
          <draw:text-box>
            <text:p text:style-name="P7"><text:span text:style-name="T2"><text:page-number>&lt;numéro&gt;</text:page-number></text:span></text:p>
          </draw:text-box>
        </draw:frame>
        <draw:frame draw:name="Titre 4" presentation:style-name="pr5" draw:text-style-name="P2" draw:layer="layout" svg:width="22.86cm" svg:height="3.175cm" svg:x="1.27cm" svg:y="0.763cm" presentation:class="title">
          <draw:text-box>
            <text:p text:style-name="P8"><text:span text:style-name="T6">Gestion de projet</text:span></text:p>
          </draw:text-box>
        </draw:frame>
        <draw:custom-shape draw:name="Rectangle 8" draw:style-name="gr8" draw:text-style-name="P9" draw:layer="layout" svg:width="5.4cm" svg:height="0.8cm" svg:x="7.4cm" svg:y="5.166cm">
          <text:p/>
          <draw:enhanced-geometry svg:viewBox="0 0 21600 21600" draw:type="non-primitive" draw:enhanced-path="M 0 0 L 21600 0 21600 21600 0 21600 Z N"/>
        </draw:custom-shape>
        <draw:frame draw:name="Tableau 13" draw:style-name="standard" draw:layer="layout" svg:width="9.301cm" svg:height="4.89cm" svg:x="15.1cm" svg:y="11.525cm">
          <table:table table:template-name="{912C8C85-51F0-491E-9774-3900AFEF0FD7}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a819">
              <table:table-cell>
                <text:list text:style-name="L6">
                  <text:list-item>
                    <text:p text:style-name="P10"><text:span text:style-name="T7">rôle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co-équipi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implication</text:span></text:p>
                  </text:list-item>
                </text:list>
              </table:table-cell>
            </table:table-row>
            <table:table-row table:style-name="ro1" table:default-cell-style-name="a818">
              <table:table-cell>
                <text:list text:continue-numbering="true" text:style-name="L6">
                  <text:list-item>
                    <text:p text:style-name="P10"><text:span text:style-name="T7">lead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Colin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50%</text:span></text:p>
                  </text:list-item>
                </text:list>
              </table:table-cell>
            </table:table-row>
            <table:table-row table:style-name="ro2" table:default-cell-style-name="a815">
              <table:table-cell/>
              <table:table-cell>
                <text:list text:continue-numbering="true" text:style-name="L6">
                  <text:list-item>
                    <text:p text:style-name="P10"><text:span text:style-name="T7">Quentin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50%</text:span></text:p>
                  </text:list-item>
                </text:list>
              </table:table-cell>
            </table:table-row>
            <table:table-row table:style-name="ro2" table:default-cell-style-name="a818">
              <table:table-cell/>
              <table:table-cell>
                <text:list text:continue-numbering="true" text:style-name="L6">
                  <text:list-item>
                    <text:p text:style-name="P10"><text:span text:style-name="T7">Nathanael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0%</text:span></text:p>
                  </text:list-item>
                </text:list>
              </table:table-cell>
            </table:table-row>
            <table:table-row table:style-name="ro3" table:default-cell-style-name="a815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name="ZoneTexte 5" draw:style-name="gr4" draw:text-style-name="P2" draw:layer="layout" svg:width="6.043cm" svg:height="0.855cm" svg:x="14.9cm" svg:y="10.67cm">
          <draw:text-box>
            <text:p text:style-name="P1"><text:span text:style-name="T8">Répartition des efforts</text:span></text:p>
          </draw:text-box>
        </draw:frame>
        <presentation:notes draw:style-name="dp3">
          <draw:page-thumbnail draw:name="Espace réservé de l'image des diapositives 1" draw:style-name="gr1" draw:layer="layout" svg:width="11.43cm" svg:height="8.572cm" svg:x="3.81cm" svg:y="3.175cm" draw:page-number="6" presentation:class="page"/>
          <draw:frame draw:name="Espace réservé des commentaires 2" presentation:style-name="pr6" draw:text-style-name="P11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5" draw:text-style-name="P2" draw:layer="layout" svg:width="8.255cm" svg:height="1.274cm" svg:x="10.791cm" svg:y="24.126cm">
            <draw:text-box>
              <text:p text:style-name="P7"><text:span text:style-name="T9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Panzoli" svg:font-family="Panzoli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a2a2a2" svg:stroke-linecap="butt" draw:fill-color="#ddddd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a820" style:family="table-cell">
      <style:text-properties fo:font-weight="bold" style:font-weight-asian="bold" style:font-weight-complex="bold"/>
    </style:style>
    <style:style style:name="a815" style:family="table-cell">
      <style:text-properties fo:color="#000000" style:font-name="+mn-lt" fo:font-family="+mn-lt" style:font-name-asian="+mn-ea" style:font-family-asian="+mn-ea" style:font-name-complex="+mn-cs" style:font-family-complex="+mn-cs"/>
    </style:style>
    <style:style style:name="a821" style:family="table-cell">
      <style:text-properties fo:font-weight="bold" style:font-weight-asian="bold" style:font-weight-complex="bold"/>
    </style:style>
    <style:style style:name="a816" style:family="table-cell"/>
    <style:style style:name="a822" style:family="table-cell">
      <style:text-properties fo:font-weight="bold" style:font-weight-asian="bold" style:font-weight-complex="bold"/>
    </style:style>
    <style:style style:name="a817" style:family="table-cell"/>
    <style:style style:name="a818" style:family="table-cell"/>
    <style:style style:name="a819" style:family="table-cell">
      <style:text-properties fo:color="#ffffff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table:table-template text:style-name="_7b_912C8C85-51F0-491E-9774-3900AFEF0FD7_7d_" table:name="_7b_912C8C85-51F0-491E-9774-3900AFEF0FD7_7d_">
      <table:first-row table:style-name="a819"/>
      <table:last-row table:style-name="a820"/>
      <table:first-column table:style-name="a821"/>
      <table:last-column table:style-name="a822"/>
      <table:body table:style-name="a815"/>
      <table:odd-rows table:style-name="a818"/>
      <table:even-columns table:style-name="a816"/>
      <table:odd-columns table:style-name="a817"/>
    </table:table-template>
    <style:style style:name="Master1-1_5f_Thème-Office-background" style:display-name="Master1-1_Thème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1_5f_Thème-Office-backgroundobjects" style:display-name="Master1-1_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1_5f_Thème-Office-notes" style:display-name="Master1-1_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1_5f_Thème-Office-outline1" style:display-name="Master1-1_Thème-Office-outline1" style:family="presentation">
      <style:graphic-properties draw:stroke="none" draw:fill="none" draw:auto-grow-height="false" draw:fit-to-size="shrink-to-fit" style:shrink-to-fit="true">
        <text:list-style style:name="Master1-1_5f_Thème-Office-outline1" style:display-name="Master1-1_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1_5f_Thème-Office-outline2" style:display-name="Master1-1_Thème-Office-outline2" style:family="presentation" style:parent-style-name="Master1-1_5f_Thème-Office-outline1">
      <style:paragraph-properties fo:margin-top="0.4cm" fo:margin-bottom="0cm"/>
      <style:text-properties fo:font-size="28pt" style:font-size-asian="28pt" style:font-size-complex="28pt"/>
    </style:style>
    <style:style style:name="Master1-1_5f_Thème-Office-outline3" style:display-name="Master1-1_Thème-Office-outline3" style:family="presentation" style:parent-style-name="Master1-1_5f_Thème-Office-outline2">
      <style:paragraph-properties fo:margin-top="0.3cm" fo:margin-bottom="0cm"/>
      <style:text-properties fo:font-size="24pt" style:font-size-asian="24pt" style:font-size-complex="24pt"/>
    </style:style>
    <style:style style:name="Master1-1_5f_Thème-Office-outline4" style:display-name="Master1-1_Thème-Office-outline4" style:family="presentation" style:parent-style-name="Master1-1_5f_Thème-Office-outline3">
      <style:paragraph-properties fo:margin-top="0.2cm" fo:margin-bottom="0cm"/>
      <style:text-properties fo:font-size="20pt" style:font-size-asian="20pt" style:font-size-complex="20pt"/>
    </style:style>
    <style:style style:name="Master1-1_5f_Thème-Office-outline5" style:display-name="Master1-1_Thème-Office-outline5" style:family="presentation" style:parent-style-name="Master1-1_5f_Thème-Office-outline4">
      <style:paragraph-properties fo:margin-top="0.1cm" fo:margin-bottom="0cm"/>
      <style:text-properties fo:font-size="20pt" style:font-size-asian="20pt" style:font-size-complex="20pt"/>
    </style:style>
    <style:style style:name="Master1-1_5f_Thème-Office-outline6" style:display-name="Master1-1_Thème-Office-outline6" style:family="presentation" style:parent-style-name="Master1-1_5f_Thème-Office-outline5">
      <style:paragraph-properties fo:margin-top="0.1cm" fo:margin-bottom="0cm"/>
      <style:text-properties fo:font-size="20pt" style:font-size-asian="20pt" style:font-size-complex="20pt"/>
    </style:style>
    <style:style style:name="Master1-1_5f_Thème-Office-outline7" style:display-name="Master1-1_Thème-Office-outline7" style:family="presentation" style:parent-style-name="Master1-1_5f_Thème-Office-outline6">
      <style:paragraph-properties fo:margin-top="0.1cm" fo:margin-bottom="0cm"/>
      <style:text-properties fo:font-size="20pt" style:font-size-asian="20pt" style:font-size-complex="20pt"/>
    </style:style>
    <style:style style:name="Master1-1_5f_Thème-Office-outline8" style:display-name="Master1-1_Thème-Office-outline8" style:family="presentation" style:parent-style-name="Master1-1_5f_Thème-Office-outline7">
      <style:paragraph-properties fo:margin-top="0.1cm" fo:margin-bottom="0cm"/>
      <style:text-properties fo:font-size="20pt" style:font-size-asian="20pt" style:font-size-complex="20pt"/>
    </style:style>
    <style:style style:name="Master1-1_5f_Thème-Office-outline9" style:display-name="Master1-1_Thème-Office-outline9" style:family="presentation" style:parent-style-name="Master1-1_5f_Thème-Office-outline8">
      <style:paragraph-properties fo:margin-top="0.1cm" fo:margin-bottom="0cm"/>
      <style:text-properties fo:font-size="20pt" style:font-size-asian="20pt" style:font-size-complex="20pt"/>
    </style:style>
    <style:style style:name="Master1-1_5f_Thème-Office-subtitle" style:display-name="Master1-1_Thème-Office-subtitle" style:family="presentation">
      <style:graphic-properties draw:stroke="none" draw:fill="none" draw:textarea-vertical-align="middle">
        <text:list-style style:name="Master1-1_5f_Thème-Office-subtitle" style:display-name="Master1-1_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1_5f_Thème-Office-title" style:display-name="Master1-1_Thème-Office-title" style:family="presentation">
      <style:graphic-properties draw:stroke="none" draw:fill="none" draw:textarea-vertical-align="middle">
        <text:list-style style:name="Master1-1_5f_Thème-Office-title" style:display-name="Master1-1_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secHead-Titre-de-section-outline1" style:family="presentation">
      <style:graphic-properties draw:stroke="none" draw:fill="none" draw:auto-grow-height="false" draw:fit-to-size="shrink-to-fit" style:shrink-to-fit="true">
        <text:list-style style:name="Master1-Layout2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secHead-Titre-de-section-outline2" style:family="presentation" style:parent-style-name="Master1-Layout2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2-secHead-Titre-de-section-outline3" style:family="presentation" style:parent-style-name="Master1-Layout2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2-secHead-Titre-de-section-outline4" style:family="presentation" style:parent-style-name="Master1-Layout2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2-secHead-Titre-de-section-outline5" style:family="presentation" style:parent-style-name="Master1-Layout2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2-secHead-Titre-de-section-outline6" style:family="presentation" style:parent-style-name="Master1-Layout2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2-secHead-Titre-de-section-outline7" style:family="presentation" style:parent-style-name="Master1-Layout2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2-secHead-Titre-de-section-outline8" style:family="presentation" style:parent-style-name="Master1-Layout2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2-secHead-Titre-de-section-outline9" style:family="presentation" style:parent-style-name="Master1-Layout2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2-secHead-Titre-de-section-subtitle" style:family="presentation">
      <style:graphic-properties draw:stroke="none" draw:fill="none" draw:textarea-vertical-align="middle">
        <text:list-style style:name="Master1-Layout2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secHead-Titre-de-section-title" style:family="presentation">
      <style:graphic-properties draw:stroke="none" draw:fill="none" draw:textarea-vertical-align="middle">
        <text:list-style style:name="Master1-Layout2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Titre-et-contenu-outline1" style:family="presentation">
      <style:graphic-properties draw:stroke="none" draw:fill="none" draw:auto-grow-height="false" draw:fit-to-size="shrink-to-fit" style:shrink-to-fit="true">
        <text:list-style style:name="Master1-Layout3-cust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itre-et-contenu-outline2" style:family="presentation" style:parent-style-name="Master1-Layout3-cust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3-cust-Titre-et-contenu-outline3" style:family="presentation" style:parent-style-name="Master1-Layout3-cust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3-cust-Titre-et-contenu-outline4" style:family="presentation" style:parent-style-name="Master1-Layout3-cust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3-cust-Titre-et-contenu-outline5" style:family="presentation" style:parent-style-name="Master1-Layout3-cust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3-cust-Titre-et-contenu-outline6" style:family="presentation" style:parent-style-name="Master1-Layout3-cust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3-cust-Titre-et-contenu-outline7" style:family="presentation" style:parent-style-name="Master1-Layout3-cust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3-cust-Titre-et-contenu-outline8" style:family="presentation" style:parent-style-name="Master1-Layout3-cust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3-cust-Titre-et-contenu-outline9" style:family="presentation" style:parent-style-name="Master1-Layout3-cust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3-cust-Titre-et-contenu-subtitle" style:family="presentation">
      <style:graphic-properties draw:stroke="none" draw:fill="none" draw:textarea-vertical-align="middle">
        <text:list-style style:name="Master1-Layout3-cust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itre-et-contenu-title" style:family="presentation">
      <style:graphic-properties draw:stroke="none" draw:fill="none" draw:textarea-vertical-align="middle">
        <text:list-style style:name="Master1-Layout3-cust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objTx-Contenu-avec-légende-outline1" style:family="presentation">
      <style:graphic-properties draw:stroke="none" draw:fill="none" draw:auto-grow-height="false" draw:fit-to-size="shrink-to-fit" style:shrink-to-fit="true">
        <text:list-style style:name="Master1-Layout5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objTx-Contenu-avec-légende-outline2" style:family="presentation" style:parent-style-name="Master1-Layout5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5-objTx-Contenu-avec-légende-outline3" style:family="presentation" style:parent-style-name="Master1-Layout5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5-objTx-Contenu-avec-légende-outline4" style:family="presentation" style:parent-style-name="Master1-Layout5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5-objTx-Contenu-avec-légende-outline5" style:family="presentation" style:parent-style-name="Master1-Layout5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5-objTx-Contenu-avec-légende-outline6" style:family="presentation" style:parent-style-name="Master1-Layout5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5-objTx-Contenu-avec-légende-outline7" style:family="presentation" style:parent-style-name="Master1-Layout5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5-objTx-Contenu-avec-légende-outline8" style:family="presentation" style:parent-style-name="Master1-Layout5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5-objTx-Contenu-avec-légende-outline9" style:family="presentation" style:parent-style-name="Master1-Layout5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5-objTx-Contenu-avec-légende-subtitle" style:family="presentation">
      <style:graphic-properties draw:stroke="none" draw:fill="none" draw:textarea-vertical-align="middle">
        <text:list-style style:name="Master1-Layout5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objTx-Contenu-avec-légende-title" style:family="presentation">
      <style:graphic-properties draw:stroke="none" draw:fill="none" draw:textarea-vertical-align="middle">
        <text:list-style style:name="Master1-Layout5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Synthès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Synthè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Synthè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Synthèse-outline1" style:family="presentation">
      <style:graphic-properties draw:stroke="none" draw:fill="none" draw:auto-grow-height="false" draw:fit-to-size="shrink-to-fit" style:shrink-to-fit="true">
        <text:list-style style:name="Master1-Layout6-cust-Synthè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Synthèse-outline2" style:family="presentation" style:parent-style-name="Master1-Layout6-cust-Synthèse-outline1">
      <style:paragraph-properties fo:margin-top="0.4cm" fo:margin-bottom="0cm"/>
      <style:text-properties fo:font-size="28pt" style:font-size-asian="28pt" style:font-size-complex="28pt"/>
    </style:style>
    <style:style style:name="Master1-Layout6-cust-Synthèse-outline3" style:family="presentation" style:parent-style-name="Master1-Layout6-cust-Synthèse-outline2">
      <style:paragraph-properties fo:margin-top="0.3cm" fo:margin-bottom="0cm"/>
      <style:text-properties fo:font-size="24pt" style:font-size-asian="24pt" style:font-size-complex="24pt"/>
    </style:style>
    <style:style style:name="Master1-Layout6-cust-Synthèse-outline4" style:family="presentation" style:parent-style-name="Master1-Layout6-cust-Synthèse-outline3">
      <style:paragraph-properties fo:margin-top="0.2cm" fo:margin-bottom="0cm"/>
      <style:text-properties fo:font-size="20pt" style:font-size-asian="20pt" style:font-size-complex="20pt"/>
    </style:style>
    <style:style style:name="Master1-Layout6-cust-Synthèse-outline5" style:family="presentation" style:parent-style-name="Master1-Layout6-cust-Synthèse-outline4">
      <style:paragraph-properties fo:margin-top="0.1cm" fo:margin-bottom="0cm"/>
      <style:text-properties fo:font-size="20pt" style:font-size-asian="20pt" style:font-size-complex="20pt"/>
    </style:style>
    <style:style style:name="Master1-Layout6-cust-Synthèse-outline6" style:family="presentation" style:parent-style-name="Master1-Layout6-cust-Synthèse-outline5">
      <style:paragraph-properties fo:margin-top="0.1cm" fo:margin-bottom="0cm"/>
      <style:text-properties fo:font-size="20pt" style:font-size-asian="20pt" style:font-size-complex="20pt"/>
    </style:style>
    <style:style style:name="Master1-Layout6-cust-Synthèse-outline7" style:family="presentation" style:parent-style-name="Master1-Layout6-cust-Synthèse-outline6">
      <style:paragraph-properties fo:margin-top="0.1cm" fo:margin-bottom="0cm"/>
      <style:text-properties fo:font-size="20pt" style:font-size-asian="20pt" style:font-size-complex="20pt"/>
    </style:style>
    <style:style style:name="Master1-Layout6-cust-Synthèse-outline8" style:family="presentation" style:parent-style-name="Master1-Layout6-cust-Synthèse-outline7">
      <style:paragraph-properties fo:margin-top="0.1cm" fo:margin-bottom="0cm"/>
      <style:text-properties fo:font-size="20pt" style:font-size-asian="20pt" style:font-size-complex="20pt"/>
    </style:style>
    <style:style style:name="Master1-Layout6-cust-Synthèse-outline9" style:family="presentation" style:parent-style-name="Master1-Layout6-cust-Synthèse-outline8">
      <style:paragraph-properties fo:margin-top="0.1cm" fo:margin-bottom="0cm"/>
      <style:text-properties fo:font-size="20pt" style:font-size-asian="20pt" style:font-size-complex="20pt"/>
    </style:style>
    <style:style style:name="Master1-Layout6-cust-Synthèse-subtitle" style:family="presentation">
      <style:graphic-properties draw:stroke="none" draw:fill="none" draw:textarea-vertical-align="middle">
        <text:list-style style:name="Master1-Layout6-cust-Synthè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Synthèse-title" style:family="presentation">
      <style:graphic-properties draw:stroke="none" draw:fill="none" draw:textarea-vertical-align="middle">
        <text:list-style style:name="Master1-Layout6-cust-Synthè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vide-outline1" style:family="presentation">
      <style:graphic-properties draw:stroke="none" draw:fill="none" draw:auto-grow-height="false" draw:fit-to-size="shrink-to-fit" style:shrink-to-fit="true">
        <text:list-style style:name="Master1-Layout7-cust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vide-outline2" style:family="presentation" style:parent-style-name="Master1-Layout7-cust-vide-outline1">
      <style:paragraph-properties fo:margin-top="0.4cm" fo:margin-bottom="0cm"/>
      <style:text-properties fo:font-size="28pt" style:font-size-asian="28pt" style:font-size-complex="28pt"/>
    </style:style>
    <style:style style:name="Master1-Layout7-cust-vide-outline3" style:family="presentation" style:parent-style-name="Master1-Layout7-cust-vide-outline2">
      <style:paragraph-properties fo:margin-top="0.3cm" fo:margin-bottom="0cm"/>
      <style:text-properties fo:font-size="24pt" style:font-size-asian="24pt" style:font-size-complex="24pt"/>
    </style:style>
    <style:style style:name="Master1-Layout7-cust-vide-outline4" style:family="presentation" style:parent-style-name="Master1-Layout7-cust-vide-outline3">
      <style:paragraph-properties fo:margin-top="0.2cm" fo:margin-bottom="0cm"/>
      <style:text-properties fo:font-size="20pt" style:font-size-asian="20pt" style:font-size-complex="20pt"/>
    </style:style>
    <style:style style:name="Master1-Layout7-cust-vide-outline5" style:family="presentation" style:parent-style-name="Master1-Layout7-cust-vide-outline4">
      <style:paragraph-properties fo:margin-top="0.1cm" fo:margin-bottom="0cm"/>
      <style:text-properties fo:font-size="20pt" style:font-size-asian="20pt" style:font-size-complex="20pt"/>
    </style:style>
    <style:style style:name="Master1-Layout7-cust-vide-outline6" style:family="presentation" style:parent-style-name="Master1-Layout7-cust-vide-outline5">
      <style:paragraph-properties fo:margin-top="0.1cm" fo:margin-bottom="0cm"/>
      <style:text-properties fo:font-size="20pt" style:font-size-asian="20pt" style:font-size-complex="20pt"/>
    </style:style>
    <style:style style:name="Master1-Layout7-cust-vide-outline7" style:family="presentation" style:parent-style-name="Master1-Layout7-cust-vide-outline6">
      <style:paragraph-properties fo:margin-top="0.1cm" fo:margin-bottom="0cm"/>
      <style:text-properties fo:font-size="20pt" style:font-size-asian="20pt" style:font-size-complex="20pt"/>
    </style:style>
    <style:style style:name="Master1-Layout7-cust-vide-outline8" style:family="presentation" style:parent-style-name="Master1-Layout7-cust-vide-outline7">
      <style:paragraph-properties fo:margin-top="0.1cm" fo:margin-bottom="0cm"/>
      <style:text-properties fo:font-size="20pt" style:font-size-asian="20pt" style:font-size-complex="20pt"/>
    </style:style>
    <style:style style:name="Master1-Layout7-cust-vide-outline9" style:family="presentation" style:parent-style-name="Master1-Layout7-cust-vide-outline8">
      <style:paragraph-properties fo:margin-top="0.1cm" fo:margin-bottom="0cm"/>
      <style:text-properties fo:font-size="20pt" style:font-size-asian="20pt" style:font-size-complex="20pt"/>
    </style:style>
    <style:style style:name="Master1-Layout7-cust-vide-subtitle" style:family="presentation">
      <style:graphic-properties draw:stroke="none" draw:fill="none" draw:textarea-vertical-align="middle">
        <text:list-style style:name="Master1-Layout7-cust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vide-title" style:family="presentation">
      <style:graphic-properties draw:stroke="none" draw:fill="none" draw:textarea-vertical-align="middle">
        <text:list-style style:name="Master1-Layout7-cust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1_5f_vide-background" style:display-name="Master1-Layout8-cust-1_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cust-1_5f_vide-backgroundobjects" style:display-name="Master1-Layout8-cust-1_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1_5f_vide-notes" style:display-name="Master1-Layout8-cust-1_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1_5f_vide-outline1" style:display-name="Master1-Layout8-cust-1_vide-outline1" style:family="presentation">
      <style:graphic-properties draw:stroke="none" draw:fill="none" draw:auto-grow-height="false" draw:fit-to-size="shrink-to-fit" style:shrink-to-fit="true">
        <text:list-style style:name="Master1-Layout8-cust-1_5f_vide-outline1" style:display-name="Master1-Layout8-cust-1_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1_5f_vide-outline2" style:display-name="Master1-Layout8-cust-1_vide-outline2" style:family="presentation" style:parent-style-name="Master1-Layout8-cust-1_5f_vide-outline1">
      <style:paragraph-properties fo:margin-top="0.4cm" fo:margin-bottom="0cm"/>
      <style:text-properties fo:font-size="28pt" style:font-size-asian="28pt" style:font-size-complex="28pt"/>
    </style:style>
    <style:style style:name="Master1-Layout8-cust-1_5f_vide-outline3" style:display-name="Master1-Layout8-cust-1_vide-outline3" style:family="presentation" style:parent-style-name="Master1-Layout8-cust-1_5f_vide-outline2">
      <style:paragraph-properties fo:margin-top="0.3cm" fo:margin-bottom="0cm"/>
      <style:text-properties fo:font-size="24pt" style:font-size-asian="24pt" style:font-size-complex="24pt"/>
    </style:style>
    <style:style style:name="Master1-Layout8-cust-1_5f_vide-outline4" style:display-name="Master1-Layout8-cust-1_vide-outline4" style:family="presentation" style:parent-style-name="Master1-Layout8-cust-1_5f_vide-outline3">
      <style:paragraph-properties fo:margin-top="0.2cm" fo:margin-bottom="0cm"/>
      <style:text-properties fo:font-size="20pt" style:font-size-asian="20pt" style:font-size-complex="20pt"/>
    </style:style>
    <style:style style:name="Master1-Layout8-cust-1_5f_vide-outline5" style:display-name="Master1-Layout8-cust-1_vide-outline5" style:family="presentation" style:parent-style-name="Master1-Layout8-cust-1_5f_vide-outline4">
      <style:paragraph-properties fo:margin-top="0.1cm" fo:margin-bottom="0cm"/>
      <style:text-properties fo:font-size="20pt" style:font-size-asian="20pt" style:font-size-complex="20pt"/>
    </style:style>
    <style:style style:name="Master1-Layout8-cust-1_5f_vide-outline6" style:display-name="Master1-Layout8-cust-1_vide-outline6" style:family="presentation" style:parent-style-name="Master1-Layout8-cust-1_5f_vide-outline5">
      <style:paragraph-properties fo:margin-top="0.1cm" fo:margin-bottom="0cm"/>
      <style:text-properties fo:font-size="20pt" style:font-size-asian="20pt" style:font-size-complex="20pt"/>
    </style:style>
    <style:style style:name="Master1-Layout8-cust-1_5f_vide-outline7" style:display-name="Master1-Layout8-cust-1_vide-outline7" style:family="presentation" style:parent-style-name="Master1-Layout8-cust-1_5f_vide-outline6">
      <style:paragraph-properties fo:margin-top="0.1cm" fo:margin-bottom="0cm"/>
      <style:text-properties fo:font-size="20pt" style:font-size-asian="20pt" style:font-size-complex="20pt"/>
    </style:style>
    <style:style style:name="Master1-Layout8-cust-1_5f_vide-outline8" style:display-name="Master1-Layout8-cust-1_vide-outline8" style:family="presentation" style:parent-style-name="Master1-Layout8-cust-1_5f_vide-outline7">
      <style:paragraph-properties fo:margin-top="0.1cm" fo:margin-bottom="0cm"/>
      <style:text-properties fo:font-size="20pt" style:font-size-asian="20pt" style:font-size-complex="20pt"/>
    </style:style>
    <style:style style:name="Master1-Layout8-cust-1_5f_vide-outline9" style:display-name="Master1-Layout8-cust-1_vide-outline9" style:family="presentation" style:parent-style-name="Master1-Layout8-cust-1_5f_vide-outline8">
      <style:paragraph-properties fo:margin-top="0.1cm" fo:margin-bottom="0cm"/>
      <style:text-properties fo:font-size="20pt" style:font-size-asian="20pt" style:font-size-complex="20pt"/>
    </style:style>
    <style:style style:name="Master1-Layout8-cust-1_5f_vide-subtitle" style:display-name="Master1-Layout8-cust-1_vide-subtitle" style:family="presentation">
      <style:graphic-properties draw:stroke="none" draw:fill="none" draw:textarea-vertical-align="middle">
        <text:list-style style:name="Master1-Layout8-cust-1_5f_vide-subtitle" style:display-name="Master1-Layout8-cust-1_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1_5f_vide-title" style:display-name="Master1-Layout8-cust-1_vide-title" style:family="presentation">
      <style:graphic-properties draw:stroke="none" draw:fill="none" draw:textarea-vertical-align="middle">
        <text:list-style style:name="Master1-Layout8-cust-1_5f_vide-title" style:display-name="Master1-Layout8-cust-1_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1_5f_Titre-et-contenu-background" style:display-name="Master1-Layout9-cust-1_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cust-1_5f_Titre-et-contenu-backgroundobjects" style:display-name="Master1-Layout9-cust-1_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1_5f_Titre-et-contenu-notes" style:display-name="Master1-Layout9-cust-1_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1_5f_Titre-et-contenu-outline1" style:display-name="Master1-Layout9-cust-1_Titre-et-contenu-outline1" style:family="presentation">
      <style:graphic-properties draw:stroke="none" draw:fill="none" draw:auto-grow-height="false" draw:fit-to-size="shrink-to-fit" style:shrink-to-fit="true">
        <text:list-style style:name="Master1-Layout9-cust-1_5f_Titre-et-contenu-outline1" style:display-name="Master1-Layout9-cust-1_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1_5f_Titre-et-contenu-outline2" style:display-name="Master1-Layout9-cust-1_Titre-et-contenu-outline2" style:family="presentation" style:parent-style-name="Master1-Layout9-cust-1_5f_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9-cust-1_5f_Titre-et-contenu-outline3" style:display-name="Master1-Layout9-cust-1_Titre-et-contenu-outline3" style:family="presentation" style:parent-style-name="Master1-Layout9-cust-1_5f_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9-cust-1_5f_Titre-et-contenu-outline4" style:display-name="Master1-Layout9-cust-1_Titre-et-contenu-outline4" style:family="presentation" style:parent-style-name="Master1-Layout9-cust-1_5f_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9-cust-1_5f_Titre-et-contenu-outline5" style:display-name="Master1-Layout9-cust-1_Titre-et-contenu-outline5" style:family="presentation" style:parent-style-name="Master1-Layout9-cust-1_5f_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9-cust-1_5f_Titre-et-contenu-outline6" style:display-name="Master1-Layout9-cust-1_Titre-et-contenu-outline6" style:family="presentation" style:parent-style-name="Master1-Layout9-cust-1_5f_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9-cust-1_5f_Titre-et-contenu-outline7" style:display-name="Master1-Layout9-cust-1_Titre-et-contenu-outline7" style:family="presentation" style:parent-style-name="Master1-Layout9-cust-1_5f_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9-cust-1_5f_Titre-et-contenu-outline8" style:display-name="Master1-Layout9-cust-1_Titre-et-contenu-outline8" style:family="presentation" style:parent-style-name="Master1-Layout9-cust-1_5f_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9-cust-1_5f_Titre-et-contenu-outline9" style:display-name="Master1-Layout9-cust-1_Titre-et-contenu-outline9" style:family="presentation" style:parent-style-name="Master1-Layout9-cust-1_5f_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9-cust-1_5f_Titre-et-contenu-subtitle" style:display-name="Master1-Layout9-cust-1_Titre-et-contenu-subtitle" style:family="presentation">
      <style:graphic-properties draw:stroke="none" draw:fill="none" draw:textarea-vertical-align="middle">
        <text:list-style style:name="Master1-Layout9-cust-1_5f_Titre-et-contenu-subtitle" style:display-name="Master1-Layout9-cust-1_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1_5f_Titre-et-contenu-title" style:display-name="Master1-Layout9-cust-1_Titre-et-contenu-title" style:family="presentation">
      <style:graphic-properties draw:stroke="none" draw:fill="none" draw:textarea-vertical-align="middle">
        <text:list-style style:name="Master1-Layout9-cust-1_5f_Titre-et-contenu-title" style:display-name="Master1-Layout9-cust-1_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f0f0f0" svg:stroke-opacity="100%" svg:stroke-linecap="butt" draw:fill="solid" draw:fill-color="#f0f0f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Graphics">
      <style:graphic-properties draw:stroke="none" draw:fill="none" style:mirror="none"/>
    </style:style>
    <style:style style:name="Mgr5" style:family="graphic" style:parent-style-name="standard">
      <style:graphic-properties draw:stroke="solid" svg:stroke-width="0.053cm" svg:stroke-color="#7d7d7d" svg:stroke-opacity="100%" svg:stroke-linecap="butt" draw:fill="none" fo:padding-top="0.151cm" fo:padding-bottom="0.151cm" fo:padding-left="0.276cm" fo:padding-right="0.276cm"/>
    </style:style>
    <style:style style:name="Mgr6" style:family="graphic" style:parent-style-name="standard">
      <style:graphic-properties draw:stroke="none" draw:fill="none" draw:textarea-horizontal-align="left" draw:textarea-vertical-align="top" draw:auto-grow-height="true" draw:auto-grow-width="false" fo:min-height="2.824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draw:fill="solid" draw:fill-color="#ddddd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1_5f_Thème-Offic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1_5f_Thème-Offic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1_5f_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1_5f_Thème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1_5f_Thème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1_5f_Thème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secHead-Titre-de-sec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3" style:family="presentation" style:parent-style-name="Master1-Layout2-secHead-Titre-de-sec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" style:family="presentation" style:parent-style-name="Master1-Layout2-secHead-Titre-de-sec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secHead-Titre-de-sec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secHead-Titre-de-sec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cust-Titre-et-contenu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8" style:family="presentation" style:parent-style-name="Master1-Layout3-cust-Titre-et-contenu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9" style:family="presentation" style:parent-style-name="Master1-Layout3-cust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cust-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cust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cust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4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5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5-objTx-Contenu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0" style:family="presentation" style:parent-style-name="Master1-Layout5-objTx-Contenu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1" style:family="presentation" style:parent-style-name="Master1-Layout5-objTx-Contenu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2" style:family="presentation" style:parent-style-name="Master1-Layout5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objTx-Contenu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objTx-Contenu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objTx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6-cust-Synthès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7" style:family="presentation" style:parent-style-name="Master1-Layout6-cust-Synthès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cust-Synthès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cust-Synthès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7-cust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7-cust-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7-cust-v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7-cust-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8-cust-1_5f_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8-cust-1_5f_vid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6" style:family="presentation" style:parent-style-name="Master1-Layout8-cust-1_5f_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8-cust-1_5f_v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cust-1_5f_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9-cust-1_5f_Titre-et-contenu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9-cust-1_5f_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9-cust-1_5f_Titre-et-contenu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2" style:family="presentation" style:parent-style-name="Master1-Layout9-cust-1_5f_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9-cust-1_5f_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9-cust-1_5f_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f0f0" draw:opacity="100%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9" style:family="paragraph">
      <style:paragraph-properties fo:margin-left="2.249cm" fo:margin-right="0cm" fo:margin-top="0.247cm" fo:margin-bottom="0cm" fo:line-height="100%" fo:text-align="start" fo:text-indent="-1.248cm" style:punctuation-wrap="hanging" style:writing-mode="lr-tb">
        <style:tab-stops/>
      </style:paragraph-properties>
    </style:style>
    <style:style style:name="MP10" style:family="paragraph">
      <style:paragraph-properties fo:margin-left="2.249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2.249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5.08cm" fo:margin-right="0cm" fo:margin-top="0.106cm" fo:margin-bottom="0cm" fo:line-height="100%" fo:text-align="start" fo:text-indent="-2.831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5" style:family="paragraph">
      <loext:graphic-properties draw:fill="none"/>
    </style:style>
    <style:style style:name="MP16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fo:margin-left="0.953cm" fo:margin-right="0cm" fo:margin-top="0.847cm" fo:margin-bottom="0cm" fo:line-height="100%" fo:text-align="start" fo:text-indent="-0.953cm" style:punctuation-wrap="hanging" style:writing-mode="lr-tb">
        <style:tab-stops/>
      </style:paragraph-properties>
    </style:style>
    <style:style style:name="MP23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5" style:family="paragraph">
      <style:paragraph-properties fo:margin-left="0.953cm" fo:margin-right="0cm" fo:margin-top="0.212cm" fo:margin-bottom="0.423cm" fo:line-height="100%" fo:text-align="start" fo:text-indent="-0.953cm" style:punctuation-wrap="hanging" style:writing-mode="lr-tb">
        <style:tab-stops/>
      </style:paragraph-properties>
    </style:style>
    <style:style style:name="MP26" style:family="paragraph">
      <style:paragraph-properties fo:margin-left="1.00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7" style:family="paragraph">
      <style:paragraph-properties fo:margin-left="2.249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8" style:family="paragraph">
      <loext:graphic-properties draw:fill="solid" draw:fill-color="#dddddd" draw:opacity="100%"/>
      <style:paragraph-properties style:writing-mode="lr-tb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mbria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mbria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mbria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mbria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Cambria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Cambria" fo:font-size="11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11pt" style:font-style-asian="italic" style:font-weight-asian="normal" style:font-size-complex="11pt" style:font-style-complex="italic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mbria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mbria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mbria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mbria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2" style:family="text">
      <style:text-properties fo:font-variant="normal" fo:text-transform="none" fo:color="#898989" style:text-line-through-style="none" style:text-line-through-type="none" style:text-position="0% 100%" style:font-name="Cambria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e7501e" style:text-line-through-style="none" style:text-line-through-type="none" style:text-position="0% 100%" style:font-name="Cambria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mbria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mbria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6" style:family="text">
      <style:text-properties fo:font-variant="normal" fo:text-transform="none" fo:color="#808080" style:text-line-through-style="none" style:text-line-through-type="none" style:text-position="0% 100%" style:font-name="Cambria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7" style:family="text">
      <style:text-properties fo:font-variant="normal" fo:text-transform="none" fo:color="#808080" style:text-line-through-style="none" style:text-line-through-type="none" style:text-position="0% 100%" style:font-name="Cambria" fo:font-size="1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18pt" style:font-style-asian="italic" style:font-weight-asian="normal" style:font-size-complex="18pt" style:font-style-complex="italic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Cambria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9" style:family="text">
      <style:text-properties fo:font-variant="normal" fo:text-transform="none" fo:color="#808080" style:text-line-through-style="none" style:text-line-through-type="none" style:text-position="0% 100%" style:font-name="Cambria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0" style:family="text">
      <style:text-properties fo:font-variant="normal" fo:text-transform="none" fo:color="#808080" style:text-line-through-style="none" style:text-line-through-type="none" style:text-position="0% 100%" style:font-name="Cambria" fo:font-size="20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20pt" style:font-style-asian="italic" style:font-weight-asian="normal" style:font-size-complex="20pt" style:font-style-complex="italic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ambria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Panzoli" fo:font-size="6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6pt" style:font-style-asian="normal" style:font-weight-asian="normal" style:font-size-complex="66pt" style:font-style-complex="normal" style:font-weight-complex="normal"/>
    </style:style>
    <style:style style:name="MT23" style:family="text">
      <style:text-properties fo:font-variant="normal" fo:text-transform="none" fo:color="#000000" style:text-line-through-style="solid" style:text-line-through-type="single" style:text-position="0% 100%" style:font-name="Cambria" fo:font-size="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8pt" style:font-style-asian="italic" style:font-weight-asian="normal" style:font-size-complex="8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00000004D00000081B9BF4D89DB025691.png" xlink:type="simple" xlink:show="embed" xlink:actuate="onLoad">
        <style:list-level-properties text:min-label-width="0.953cm" style:vertical-pos="middle" style:vertical-rel="line" fo:width="0.708cm" fo:height="1.185cm"/>
      </text:list-level-style-image>
      <text:list-level-style-image text:level="2" xlink:href="Pictures/100002000000004D00000081B9BF4D89DB025691.png" xlink:type="simple" xlink:show="embed" xlink:actuate="onLoad">
        <style:list-level-properties text:space-before="1.296cm" text:min-label-width="0.953cm" style:vertical-pos="middle" style:vertical-rel="line" fo:width="0.708cm" fo:height="1.185cm"/>
      </text:list-level-style-image>
      <text:list-level-style-image text:level="3" xlink:href="Pictures/100002000000004D00000081B9BF4D89DB025691.png" xlink:type="simple" xlink:show="embed" xlink:actuate="onLoad">
        <style:list-level-properties text:space-before="1.288cm" text:min-label-width="0.953cm" style:vertical-pos="middle" style:vertical-rel="line" fo:width="0.708cm" fo:height="1.185cm"/>
      </text:list-level-style-image>
      <text:list-level-style-image text:level="4" xlink:href="Pictures/100002000000004D00000081B9BF4D89DB025691.png" xlink:type="simple" xlink:show="embed" xlink:actuate="onLoad">
        <style:list-level-properties text:space-before="1.296cm" text:min-label-width="0.953cm" style:vertical-pos="middle" style:vertical-rel="line" fo:width="0.708cm" fo:height="1.185cm"/>
      </text:list-level-style-image>
      <text:list-level-style-image text:level="5" xlink:href="Pictures/100002000000004D00000081B9BF4D89DB025691.png" xlink:type="simple" xlink:show="embed" xlink:actuate="onLoad">
        <style:list-level-properties text:space-before="4.128cm" text:min-label-width="0.953cm" style:vertical-pos="middle" style:vertical-rel="line" fo:width="0.708cm" fo:height="1.185cm"/>
      </text:list-level-style-image>
      <text:list-level-style-image text:level="6" xlink:href="Pictures/100002000000004D00000081B9BF4D89DB025691.png" xlink:type="simple" xlink:show="embed" xlink:actuate="onLoad">
        <style:list-level-properties text:space-before="6.032cm" text:min-label-width="0.953cm" style:vertical-pos="middle" style:vertical-rel="line" fo:width="0.708cm" fo:height="1.185cm"/>
      </text:list-level-style-image>
      <text:list-level-style-image text:level="7" xlink:href="Pictures/100002000000004D00000081B9BF4D89DB025691.png" xlink:type="simple" xlink:show="embed" xlink:actuate="onLoad">
        <style:list-level-properties text:space-before="7.302cm" text:min-label-width="0.953cm" style:vertical-pos="middle" style:vertical-rel="line" fo:width="0.708cm" fo:height="1.185cm"/>
      </text:list-level-style-image>
      <text:list-level-style-image text:level="8" xlink:href="Pictures/100002000000004D00000081B9BF4D89DB025691.png" xlink:type="simple" xlink:show="embed" xlink:actuate="onLoad">
        <style:list-level-properties text:space-before="8.572cm" text:min-label-width="0.953cm" style:vertical-pos="middle" style:vertical-rel="line" fo:width="0.708cm" fo:height="1.185cm"/>
      </text:list-level-style-image>
      <text:list-level-style-image text:level="9" xlink:href="Pictures/100002000000004D00000081B9BF4D89DB025691.png" xlink:type="simple" xlink:show="embed" xlink:actuate="onLoad">
        <style:list-level-properties text:space-before="9.842cm" text:min-label-width="0.953cm" style:vertical-pos="middle" style:vertical-rel="line" fo:width="0.708cm" fo:height="1.18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00000004D00000081B9BF4D89DB025691.png" xlink:type="simple" xlink:show="embed" xlink:actuate="onLoad">
        <style:list-level-properties text:min-label-width="0.953cm" style:vertical-pos="middle" style:vertical-rel="line" fo:width="0.619cm" fo:height="1.037cm"/>
      </text:list-level-style-image>
      <text:list-level-style-image text:level="2" xlink:href="Pictures/100002000000004D00000081B9BF4D89DB025691.png" xlink:type="simple" xlink:show="embed" xlink:actuate="onLoad">
        <style:list-level-properties text:space-before="1.296cm" text:min-label-width="0.953cm" style:vertical-pos="middle" style:vertical-rel="line" fo:width="0.619cm" fo:height="1.037cm"/>
      </text:list-level-style-image>
      <text:list-level-style-image text:level="3" xlink:href="Pictures/100002000000004D00000081B9BF4D89DB025691.png" xlink:type="simple" xlink:show="embed" xlink:actuate="onLoad">
        <style:list-level-properties text:space-before="1.296cm" text:min-label-width="0.953cm" style:vertical-pos="middle" style:vertical-rel="line" fo:width="0.619cm" fo:height="1.037cm"/>
      </text:list-level-style-image>
      <text:list-level-style-image text:level="4" xlink:href="Pictures/100002000000004D00000081B9BF4D89DB025691.png" xlink:type="simple" xlink:show="embed" xlink:actuate="onLoad">
        <style:list-level-properties text:space-before="1.296cm" text:min-label-width="0.953cm" style:vertical-pos="middle" style:vertical-rel="line" fo:width="0.619cm" fo:height="1.037cm"/>
      </text:list-level-style-image>
      <text:list-level-style-image text:level="5" xlink:href="Pictures/100002000000004D00000081B9BF4D89DB025691.png" xlink:type="simple" xlink:show="embed" xlink:actuate="onLoad">
        <style:list-level-properties text:space-before="4.128cm" text:min-label-width="0.953cm" style:vertical-pos="middle" style:vertical-rel="line" fo:width="0.619cm" fo:height="1.037cm"/>
      </text:list-level-style-image>
      <text:list-level-style-image text:level="6" xlink:href="Pictures/100002000000004D00000081B9BF4D89DB025691.png" xlink:type="simple" xlink:show="embed" xlink:actuate="onLoad">
        <style:list-level-properties text:space-before="6.032cm" text:min-label-width="0.953cm" style:vertical-pos="middle" style:vertical-rel="line" fo:width="0.619cm" fo:height="1.037cm"/>
      </text:list-level-style-image>
      <text:list-level-style-image text:level="7" xlink:href="Pictures/100002000000004D00000081B9BF4D89DB025691.png" xlink:type="simple" xlink:show="embed" xlink:actuate="onLoad">
        <style:list-level-properties text:space-before="7.302cm" text:min-label-width="0.953cm" style:vertical-pos="middle" style:vertical-rel="line" fo:width="0.619cm" fo:height="1.037cm"/>
      </text:list-level-style-image>
      <text:list-level-style-image text:level="8" xlink:href="Pictures/100002000000004D00000081B9BF4D89DB025691.png" xlink:type="simple" xlink:show="embed" xlink:actuate="onLoad">
        <style:list-level-properties text:space-before="8.572cm" text:min-label-width="0.953cm" style:vertical-pos="middle" style:vertical-rel="line" fo:width="0.619cm" fo:height="1.037cm"/>
      </text:list-level-style-image>
      <text:list-level-style-image text:level="9" xlink:href="Pictures/100002000000004D00000081B9BF4D89DB025691.png" xlink:type="simple" xlink:show="embed" xlink:actuate="onLoad">
        <style:list-level-properties text:space-before="9.842cm" text:min-label-width="0.953cm" style:vertical-pos="middle" style:vertical-rel="line" fo:width="0.619cm" fo:height="1.0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image text:level="1" xlink:href="Pictures/100002000000004D00000081B9BF4D89DB025691.png" xlink:type="simple" xlink:show="embed" xlink:actuate="onLoad">
        <style:list-level-properties text:min-label-width="0.953cm" style:vertical-pos="middle" style:vertical-rel="line" fo:width="0.708cm" fo:height="1.185cm"/>
      </text:list-level-style-image>
      <text:list-level-style-image text:level="2" xlink:href="Pictures/100002000000004D00000081B9BF4D89DB025691.png" xlink:type="simple" xlink:show="embed" xlink:actuate="onLoad">
        <style:list-level-properties text:space-before="1.296cm" text:min-label-width="0.953cm" style:vertical-pos="middle" style:vertical-rel="line" fo:width="0.708cm" fo:height="1.185cm"/>
      </text:list-level-style-image>
      <text:list-level-style-image text:level="3" xlink:href="Pictures/100002000000004D00000081B9BF4D89DB025691.png" xlink:type="simple" xlink:show="embed" xlink:actuate="onLoad">
        <style:list-level-properties text:space-before="1.296cm" text:min-label-width="0.953cm" style:vertical-pos="middle" style:vertical-rel="line" fo:width="0.708cm" fo:height="1.185cm"/>
      </text:list-level-style-image>
      <text:list-level-style-image text:level="4" xlink:href="Pictures/100002000000004D00000081B9BF4D89DB025691.png" xlink:type="simple" xlink:show="embed" xlink:actuate="onLoad">
        <style:list-level-properties text:space-before="1.296cm" text:min-label-width="0.953cm" style:vertical-pos="middle" style:vertical-rel="line" fo:width="0.708cm" fo:height="1.185cm"/>
      </text:list-level-style-image>
      <text:list-level-style-image text:level="5" xlink:href="Pictures/100002000000004D00000081B9BF4D89DB025691.png" xlink:type="simple" xlink:show="embed" xlink:actuate="onLoad">
        <style:list-level-properties text:space-before="4.128cm" text:min-label-width="0.953cm" style:vertical-pos="middle" style:vertical-rel="line" fo:width="0.708cm" fo:height="1.185cm"/>
      </text:list-level-style-image>
      <text:list-level-style-image text:level="6" xlink:href="Pictures/100002000000004D00000081B9BF4D89DB025691.png" xlink:type="simple" xlink:show="embed" xlink:actuate="onLoad">
        <style:list-level-properties text:space-before="6.032cm" text:min-label-width="0.953cm" style:vertical-pos="middle" style:vertical-rel="line" fo:width="0.708cm" fo:height="1.185cm"/>
      </text:list-level-style-image>
      <text:list-level-style-image text:level="7" xlink:href="Pictures/100002000000004D00000081B9BF4D89DB025691.png" xlink:type="simple" xlink:show="embed" xlink:actuate="onLoad">
        <style:list-level-properties text:space-before="7.302cm" text:min-label-width="0.953cm" style:vertical-pos="middle" style:vertical-rel="line" fo:width="0.708cm" fo:height="1.185cm"/>
      </text:list-level-style-image>
      <text:list-level-style-image text:level="8" xlink:href="Pictures/100002000000004D00000081B9BF4D89DB025691.png" xlink:type="simple" xlink:show="embed" xlink:actuate="onLoad">
        <style:list-level-properties text:space-before="8.572cm" text:min-label-width="0.953cm" style:vertical-pos="middle" style:vertical-rel="line" fo:width="0.708cm" fo:height="1.185cm"/>
      </text:list-level-style-image>
      <text:list-level-style-image text:level="9" xlink:href="Pictures/100002000000004D00000081B9BF4D89DB025691.png" xlink:type="simple" xlink:show="embed" xlink:actuate="onLoad">
        <style:list-level-properties text:space-before="9.842cm" text:min-label-width="0.953cm" style:vertical-pos="middle" style:vertical-rel="line" fo:width="0.708cm" fo:height="1.18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Master1-1_5f_Thème-Office" style:display-name="Master1-1_Thème-Office" style:page-layout-name="PM1" draw:style-name="Mdp1">
      <draw:custom-shape draw:name="Rectangle 10" draw:style-name="Mgr3" draw:text-style-name="MP5" draw:layer="backgroundobjects" svg:width="25.4cm" svg:height="3.938cm" svg:x="0cm" svg:y="0cm">
        <text:p/>
        <draw:enhanced-geometry svg:viewBox="0 0 21600 21600" draw:type="non-primitive" draw:enhanced-path="M 0 0 L 21600 0 21600 21600 0 21600 Z N"/>
      </draw:custom-shape>
      <draw:custom-shape draw:name="Rectangle 3" draw:style-name="Mgr3" draw:text-style-name="MP5" draw:layer="backgroundobjects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frame draw:name="Espace réservé du titre 1" presentation:style-name="Mpr1" draw:text-style-name="MP7" draw:layer="backgroundobjects" svg:width="22.86cm" svg:height="3.175cm" svg:x="1.27cm" svg:y="0.763cm" presentation:class="title">
        <draw:text-box>
          <text:p text:style-name="MP6"><text:span text:style-name="MT1">Modifiez le style du titre</text:span></text:p>
        </draw:text-box>
      </draw:frame>
      <draw:frame draw:name="Espace réservé du texte 2" presentation:style-name="Mpr2" draw:text-style-name="MP7" draw:layer="backgroundobjects" svg:width="22.86cm" svg:height="12.572cm" svg:x="1.27cm" svg:y="4.445cm" presentation:class="outline">
        <draw:text-box>
          <text:list text:style-name="ML3">
            <text:list-item>
              <text:p text:style-name="MP8"><text:span text:style-name="MT2">Modifiez les styles du texte du masque</text:span></text:p>
              <text:list>
                <text:list-item>
                  <text:p text:style-name="MP9"><text:span text:style-name="MT3">Deuxième niveau</text:span></text:p>
                  <text:list>
                    <text:list-item>
                      <text:p text:style-name="MP10"><text:span text:style-name="MT4">Troisième niveau</text:span></text:p>
                      <text:list>
                        <text:list-item>
                          <text:p text:style-name="MP11"><text:span text:style-name="MT5">Quatrième niveau</text:span></text:p>
                          <text:list>
                            <text:list-item>
                              <text:p text:style-name="MP12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pied de page 4" presentation:style-name="Mpr3" draw:text-style-name="MP7" draw:layer="backgroundobjects" svg:width="16.871cm" svg:height="1.014cm" svg:x="3.531cm" svg:y="17.633cm" presentation:class="footer">
        <draw:text-box>
          <text:p text:style-name="MP13"><text:span text:style-name="MT7">Soutenance projet Java 2018</text:span></text:p>
        </draw:text-box>
      </draw:frame>
      <draw:frame draw:name="Espace réservé du numéro de diapositive 5" presentation:style-name="Mpr3" draw:text-style-name="MP7" draw:layer="backgroundobjects" svg:width="2.2cm" svg:height="1.014cm" svg:x="0.499cm" svg:y="17.633cm" presentation:class="page-number">
        <draw:text-box>
          <text:p text:style-name="MP14"><text:span text:style-name="MT8"><text:page-number>&lt;numéro&gt;</text:page-number></text:span></text:p>
        </draw:text-box>
      </draw:frame>
      <draw:frame draw:name="Image 6" draw:style-name="Mgr4" draw:text-style-name="MP15" draw:layer="backgroundobjects" svg:width="1.435cm" svg:height="1.711cm" svg:x="23.681cm" svg:y="17.285cm">
        <draw:image xlink:href="">
          <text:p/>
        </draw:image>
      </draw:frame>
      <draw:frame draw:name="Image 11" draw:style-name="Mgr4" draw:text-style-name="MP15" draw:layer="backgroundobjects" svg:width="2.66cm" svg:height="3.043cm" svg:x="0.499cm" svg:y="1.081cm">
        <draw:image xlink:href="">
          <text:p/>
        </draw:image>
      </draw:frame>
      <draw:connector draw:name="Connecteur droit 8" draw:style-name="Mgr5" draw:text-style-name="MP15" draw:layer="backgroundobjects" draw:type="line" svg:x1="3.159cm" svg:y1="17.633cm" svg:x2="3.159cm" svg:y2="18.647cm" svg:d="M3159 17633v1014" svg:viewBox="0 0 1 1015">
        <text:p/>
      </draw:connector>
      <presentation:notes style:page-layout-name="PM2">
        <draw:frame draw:name="Espace réservé de l'en-tête 1" presentation:style-name="Mpr4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18-05-04">04/05/2018</text:date></text:span></text:p>
          </draw:text-box>
        </draw:frame>
        <draw:page-thumbnail draw:name="Espace réservé de l'image des diapositives 3" presentation:style-name="Master1-1_5f_Thème-Office-title" draw:layer="backgroundobjects" svg:width="11.43cm" svg:height="8.572cm" svg:x="3.81cm" svg:y="3.175cm" presentation:class="page"/>
        <draw:frame draw:name="Espace réservé des commentaires 4" presentation:style-name="Mpr5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6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6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7" draw:layer="backgroundobjects" svg:width="14.602cm" svg:height="4.961cm" svg:x="1.476cm" svg:y="8.602cm" presentation:class="title">
        <draw:text-box>
          <text:p text:style-name="MP13"><text:span text:style-name="MT10">Modifiez le style du titre</text:span></text:p>
        </draw:text-box>
      </draw:frame>
      <draw:frame draw:name="Sous-titre 2" presentation:style-name="Mpr8" draw:text-style-name="MP7" draw:layer="backgroundobjects" svg:width="14.602cm" svg:height="2.2cm" svg:x="1.476cm" svg:y="13.824cm" presentation:class="subtitle">
        <draw:text-box>
          <text:p text:style-name="MP20"><text:span text:style-name="MT8">Modifiez le style des sous-titres du masque</text:span></text:p>
        </draw:text-box>
      </draw:frame>
      <draw:frame draw:name="Image 6" draw:style-name="Mgr4" draw:text-style-name="MP15" draw:layer="backgroundobjects" svg:width="5.679cm" svg:height="6.773cm" svg:x="1.099cm" svg:y="1.228cm">
        <draw:image xlink:href="Pictures/100002000000014700000186AD9FD3DC85657A08.png" xlink:type="simple" xlink:show="embed" xlink:actuate="onLoad">
          <text:p/>
        </draw:image>
      </draw:frame>
      <draw:frame presentation:style-name="Master1-Layout1-title-Diapositive-de-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9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9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18-05-04">04/05/2018</text:date></text:span></text:p>
          </draw:text-box>
        </draw:frame>
        <draw:page-thumbnail draw:name="Espace réservé de l'image des diapositives 3" presentation:style-name="Master1-Layout1-title-Diapositive-de-titre-title" draw:layer="backgroundobjects" svg:width="11.43cm" svg:height="8.572cm" svg:x="3.81cm" svg:y="3.175cm" presentation:class="page"/>
        <draw:frame draw:name="Espace réservé des commentaires 4" presentation:style-name="Mpr10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1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1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&lt;numéro&gt;</text:page-number></text:span></text:p>
          </draw:text-box>
        </draw:frame>
      </presentation:notes>
    </style:master-page>
    <style:master-page style:name="Master1-Layout2-secHead-Titre-de-section" style:page-layout-name="PM1" draw:style-name="Mdp1">
      <draw:frame draw:name="Titre 1" presentation:style-name="Mpr12" draw:text-style-name="MP7" draw:layer="backgroundobjects" svg:width="21.59cm" svg:height="3.784cm" svg:x="2.006cm" svg:y="9.725cm" presentation:class="title">
        <draw:text-box>
          <text:p text:style-name="MP13"><text:span text:style-name="MT11">Modifiez le style du titre</text:span></text:p>
        </draw:text-box>
      </draw:frame>
      <draw:frame draw:name="Espace réservé du texte 2" presentation:style-name="Mpr13" draw:text-style-name="MP7" draw:layer="backgroundobjects" svg:width="21.59cm" svg:height="1.916cm" svg:x="2.006cm" svg:y="13.725cm" presentation:class="outline">
        <draw:text-box>
          <text:list text:style-name="ML3">
            <text:list-item>
              <text:p text:style-name="MP21"><text:span text:style-name="MT12">Modifiez les styles du texte du masque</text:span></text:p>
            </text:list-item>
          </text:list>
        </draw:text-box>
      </draw:frame>
      <draw:frame draw:name="Image 6" draw:style-name="Mgr4" draw:text-style-name="MP15" draw:layer="backgroundobjects" svg:width="2.84cm" svg:height="3.387cm" svg:x="2.392cm" svg:y="1.124cm">
        <draw:image xlink:href="">
          <text:p/>
        </draw:image>
      </draw:frame>
      <presentation:notes style:page-layout-name="PM2">
        <draw:frame draw:name="Espace réservé de l'en-tête 1" presentation:style-name="Mpr14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4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18-05-04">04/05/2018</text:date></text:span></text:p>
          </draw:text-box>
        </draw:frame>
        <draw:page-thumbnail draw:name="Espace réservé de l'image des diapositives 3" presentation:style-name="Master1-Layout2-secHead-Titre-de-section-title" draw:layer="backgroundobjects" svg:width="11.43cm" svg:height="8.572cm" svg:x="3.81cm" svg:y="3.175cm" presentation:class="page"/>
        <draw:frame draw:name="Espace réservé des commentaires 4" presentation:style-name="Mpr15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6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6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&lt;numéro&gt;</text:page-number></text:span></text:p>
          </draw:text-box>
        </draw:frame>
      </presentation:notes>
    </style:master-page>
    <style:master-page style:name="Master1-Layout3-cust-Titre-et-contenu" style:page-layout-name="PM1" draw:style-name="Mdp1">
      <draw:custom-shape draw:name="Rectangle 6" draw:style-name="Mgr3" draw:text-style-name="MP5" draw:layer="Master1-bg" svg:width="25.4cm" svg:height="3.938cm" svg:x="0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3" draw:text-style-name="MP5" draw:layer="Master1-bg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frame draw:name="Image 8" draw:style-name="Mgr4" draw:text-style-name="MP15" draw:layer="Master1-bg" svg:width="1.435cm" svg:height="1.711cm" svg:x="23.681cm" svg:y="17.285cm">
        <draw:image xlink:href="">
          <text:p/>
        </draw:image>
      </draw:frame>
      <draw:frame draw:name="Image 9" draw:style-name="Mgr4" draw:text-style-name="MP15" draw:layer="Master1-bg" svg:width="2.66cm" svg:height="3.043cm" svg:x="0.499cm" svg:y="1.081cm">
        <draw:image xlink:href="">
          <text:p/>
        </draw:image>
      </draw:frame>
      <draw:connector draw:name="Connecteur droit 10" draw:style-name="Mgr5" draw:text-style-name="MP15" draw:layer="Master1-bg" draw:type="line" svg:x1="3.159cm" svg:y1="17.633cm" svg:x2="3.159cm" svg:y2="18.647cm" svg:d="M3159 17633v1014" svg:viewBox="0 0 1 1015">
        <text:p/>
      </draw:connector>
      <draw:frame draw:name="Espace réservé du contenu 2" presentation:style-name="Mpr17" draw:text-style-name="MP7" draw:layer="backgroundobjects" svg:width="22.86cm" svg:height="12.572cm" svg:x="1.27cm" svg:y="4.445cm" presentation:class="title">
        <draw:text-box>
          <text:list text:style-name="ML7">
            <text:list-item>
              <text:p text:style-name="MP22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6">Cinquième niveau</text:span></text:p>
            </text:list-item>
          </text:list>
        </draw:text-box>
      </draw:frame>
      <draw:frame draw:name="Titre 5" presentation:style-name="Mpr18" draw:text-style-name="MP7" draw:layer="backgroundobjects" svg:width="22.86cm" svg:height="3.175cm" svg:x="1.27cm" svg:y="0.763cm" presentation:class="title">
        <draw:text-box>
          <text:p text:style-name="MP6"><text:span text:style-name="MT1">Modifiez le style du titre</text:span></text:p>
        </draw:text-box>
      </draw:frame>
      <draw:frame draw:name="Espace réservé du numéro de diapositive 1" presentation:style-name="Mpr19" draw:text-style-name="MP7" draw:layer="backgroundobjects" svg:width="2.2cm" svg:height="1.014cm" svg:x="0.499cm" svg:y="17.633cm" presentation:class="page-number">
        <draw:text-box>
          <text:p text:style-name="MP14"><text:span text:style-name="MT8"><text:page-number>&lt;numéro&gt;</text:page-number></text:span></text:p>
        </draw:text-box>
      </draw:frame>
      <draw:frame draw:name="Espace réservé du pied de page 3" presentation:style-name="Mpr19" draw:text-style-name="MP7" draw:layer="backgroundobjects" svg:width="16.871cm" svg:height="1.014cm" svg:x="3.531cm" svg:y="17.633cm" presentation:class="footer">
        <draw:text-box>
          <text:p text:style-name="MP13"><text:span text:style-name="MT7">Soutenance projet Java 2018</text:span></text:p>
        </draw:text-box>
      </draw:frame>
      <presentation:notes style:page-layout-name="PM2">
        <draw:frame draw:name="Espace réservé de l'en-tête 1" presentation:style-name="Mpr20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20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18-05-04">04/05/2018</text:date></text:span></text:p>
          </draw:text-box>
        </draw:frame>
        <draw:page-thumbnail draw:name="Espace réservé de l'image des diapositives 3" presentation:style-name="Master1-Layout3-cust-Titre-et-contenu-title" draw:layer="backgroundobjects" svg:width="11.43cm" svg:height="8.572cm" svg:x="3.81cm" svg:y="3.175cm" presentation:class="page"/>
        <draw:frame draw:name="Espace réservé des commentaires 4" presentation:style-name="Mpr21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2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2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custom-shape draw:name="Rectangle 7" draw:style-name="Mgr3" draw:text-style-name="MP5" draw:layer="Master1-bg" svg:width="25.4cm" svg:height="3.938cm" svg:x="0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5" draw:layer="Master1-bg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frame draw:name="Image 9" draw:style-name="Mgr4" draw:text-style-name="MP15" draw:layer="Master1-bg" svg:width="1.435cm" svg:height="1.711cm" svg:x="23.681cm" svg:y="17.285cm">
        <draw:image xlink:href="">
          <text:p/>
        </draw:image>
      </draw:frame>
      <draw:frame draw:name="Image 10" draw:style-name="Mgr4" draw:text-style-name="MP15" draw:layer="Master1-bg" svg:width="2.66cm" svg:height="3.043cm" svg:x="0.499cm" svg:y="1.081cm">
        <draw:image xlink:href="">
          <text:p/>
        </draw:image>
      </draw:frame>
      <draw:connector draw:name="Connecteur droit 11" draw:style-name="Mgr5" draw:text-style-name="MP15" draw:layer="Master1-bg" draw:type="line" svg:x1="3.159cm" svg:y1="17.633cm" svg:x2="3.159cm" svg:y2="18.647cm" svg:d="M3159 17633v1014" svg:viewBox="0 0 1 1015">
        <text:p/>
      </draw:connector>
      <draw:frame draw:name="Titre 1" presentation:style-name="Mpr23" draw:text-style-name="MP7" draw:layer="backgroundobjects" svg:width="22.86cm" svg:height="3.175cm" svg:x="1.27cm" svg:y="0.763cm" presentation:class="title">
        <draw:text-box>
          <text:p text:style-name="MP6"><text:span text:style-name="MT13">Modifiez le style du titre</text:span></text:p>
        </draw:text-box>
      </draw:frame>
      <draw:frame draw:name="Espace réservé du contenu 2" presentation:style-name="Mpr24" draw:text-style-name="MP7" draw:layer="backgroundobjects" svg:width="11.218cm" svg:height="12.572cm" svg:x="1.27cm" svg:y="4.445cm" presentation:class="title">
        <draw:text-box>
          <text:list text:style-name="ML8">
            <text:list-item>
              <text:p text:style-name="MP23"><text:span text:style-name="MT3">Modifiez les styles du texte du masque</text:span><text:span text:style-name="MT3"><text:line-break/></text:span><text:span text:style-name="MT14">Deuxième niveau</text:span><text:span text:style-name="MT14"><text:line-break/></text:span><text:span text:style-name="MT15">Troisième niveau</text:span><text:span text:style-name="MT15"><text:line-break/></text:span><text:span text:style-name="MT16">Quatrième niveau</text:span><text:span text:style-name="MT16"><text:line-break/></text:span><text:span text:style-name="MT17">Cinquième niveau</text:span></text:p>
            </text:list-item>
          </text:list>
        </draw:text-box>
      </draw:frame>
      <draw:frame draw:name="Espace réservé du contenu 3" presentation:style-name="Mpr24" draw:text-style-name="MP7" draw:layer="backgroundobjects" svg:width="11.218cm" svg:height="12.572cm" svg:x="12.912cm" svg:y="4.445cm" presentation:class="title">
        <draw:text-box>
          <text:list text:style-name="ML8">
            <text:list-item>
              <text:p text:style-name="MP23"><text:span text:style-name="MT3">Modifiez les styles du texte du masque</text:span><text:span text:style-name="MT3"><text:line-break/></text:span><text:span text:style-name="MT14">Deuxième niveau</text:span><text:span text:style-name="MT14"><text:line-break/></text:span><text:span text:style-name="MT15">Troisième niveau</text:span><text:span text:style-name="MT15"><text:line-break/></text:span><text:span text:style-name="MT16">Quatrième niveau</text:span><text:span text:style-name="MT16"><text:line-break/></text:span><text:span text:style-name="MT17">Cinquième niveau</text:span></text:p>
            </text:list-item>
          </text:list>
        </draw:text-box>
      </draw:frame>
      <draw:frame draw:name="Espace réservé du pied de page 5" presentation:style-name="Mpr25" draw:text-style-name="MP7" draw:layer="backgroundobjects" svg:width="16.871cm" svg:height="1.014cm" svg:x="3.531cm" svg:y="17.633cm" presentation:class="footer">
        <draw:text-box>
          <text:p text:style-name="MP13"><text:span text:style-name="MT7">Soutenance projet Java 2018</text:span></text:p>
        </draw:text-box>
      </draw:frame>
      <draw:frame draw:name="Espace réservé du numéro de diapositive 6" presentation:style-name="Mpr25" draw:text-style-name="MP7" draw:layer="backgroundobjects" svg:width="2.2cm" svg:height="1.014cm" svg:x="0.499cm" svg:y="17.633cm" presentation:class="page-number">
        <draw:text-box>
          <text:p text:style-name="MP14"><text:span text:style-name="MT8"><text:page-number>&lt;numéro&gt;</text:page-number></text:span></text:p>
        </draw:text-box>
      </draw:frame>
      <presentation:notes style:page-layout-name="PM2">
        <draw:frame draw:name="Espace réservé de l'en-tête 1" presentation:style-name="Mpr26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26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18-05-04">04/05/2018</text:date></text:span></text:p>
          </draw:text-box>
        </draw:frame>
        <draw:page-thumbnail draw:name="Espace réservé de l'image des diapositives 3" presentation:style-name="Master1-Layout4-twoObj-Deux-contenus-title" draw:layer="backgroundobjects" svg:width="11.43cm" svg:height="8.572cm" svg:x="3.81cm" svg:y="3.175cm" presentation:class="page"/>
        <draw:frame draw:name="Espace réservé des commentaires 4" presentation:style-name="Mpr27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8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8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&lt;numéro&gt;</text:page-number></text:span></text:p>
          </draw:text-box>
        </draw:frame>
      </presentation:notes>
    </style:master-page>
    <style:master-page style:name="Master1-Layout5-objTx-Contenu-avec-légende" style:page-layout-name="PM1" draw:style-name="Mdp1">
      <draw:custom-shape draw:name="Rectangle 11" draw:style-name="Mgr3" draw:text-style-name="MP5" draw:layer="backgroundobjects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custom-shape draw:name="Rectangle 7" draw:style-name="Mgr3" draw:text-style-name="MP5" draw:layer="backgroundobjects" svg:width="9.626cm" svg:height="3.952cm" svg:x="15.774cm" svg:y="0cm">
        <text:p/>
        <draw:enhanced-geometry svg:viewBox="0 0 21600 21600" draw:type="non-primitive" draw:enhanced-path="M 0 0 L 21600 0 21600 21600 0 21600 Z N"/>
      </draw:custom-shape>
      <draw:frame draw:name="Titre 1" presentation:style-name="Mpr29" draw:text-style-name="MP7" draw:layer="backgroundobjects" svg:width="8.356cm" svg:height="3.228cm" svg:x="15.774cm" svg:y="0.724cm" presentation:class="title">
        <draw:text-box>
          <text:p text:style-name="MP13"><text:span text:style-name="MT18">Modifiez le style du titre</text:span></text:p>
        </draw:text-box>
      </draw:frame>
      <draw:frame draw:name="Espace réservé du contenu 2" presentation:style-name="Mpr30" draw:text-style-name="MP7" draw:layer="backgroundobjects" svg:width="14.199cm" svg:height="16.259cm" svg:x="1.479cm" svg:y="0.724cm" presentation:class="title">
        <draw:text-box>
          <text:list text:style-name="ML9">
            <text:list-item>
              <text:p text:style-name="MP8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14">Troisième niveau</text:span><text:span text:style-name="MT14"><text:line-break/></text:span><text:span text:style-name="MT19">Quatrième niveau</text:span><text:span text:style-name="MT19"><text:line-break/></text:span><text:span text:style-name="MT20">Cinquième niveau</text:span></text:p>
            </text:list-item>
          </text:list>
        </draw:text-box>
      </draw:frame>
      <draw:frame draw:name="Espace réservé du texte 3" presentation:style-name="Mpr31" draw:text-style-name="MP7" draw:layer="backgroundobjects" svg:width="8.356cm" svg:height="13.031cm" svg:x="15.774cm" svg:y="3.952cm" presentation:class="outline">
        <draw:text-box>
          <text:list text:style-name="ML3">
            <text:list-item>
              <text:p text:style-name="MP24"><text:span text:style-name="MT21">Modifiez les styles du texte du masque</text:span></text:p>
            </text:list-item>
          </text:list>
        </draw:text-box>
      </draw:frame>
      <draw:frame draw:name="Espace réservé du pied de page 5" presentation:style-name="Mpr32" draw:text-style-name="MP7" draw:layer="backgroundobjects" svg:width="16.871cm" svg:height="1.014cm" svg:x="3.531cm" svg:y="17.633cm" presentation:class="footer">
        <draw:text-box>
          <text:p text:style-name="MP13"><text:span text:style-name="MT7">Soutenance projet Java 2018</text:span></text:p>
        </draw:text-box>
      </draw:frame>
      <draw:frame draw:name="Espace réservé du numéro de diapositive 6" presentation:style-name="Mpr32" draw:text-style-name="MP7" draw:layer="backgroundobjects" svg:width="2.2cm" svg:height="1.014cm" svg:x="0.499cm" svg:y="17.633cm" presentation:class="page-number">
        <draw:text-box>
          <text:p text:style-name="MP14"><text:span text:style-name="MT8"><text:page-number>&lt;numéro&gt;</text:page-number></text:span></text:p>
        </draw:text-box>
      </draw:frame>
      <draw:connector draw:name="Connecteur droit 13" draw:style-name="Mgr5" draw:text-style-name="MP15" draw:layer="backgroundobjects" draw:type="line" svg:x1="3.159cm" svg:y1="17.633cm" svg:x2="3.159cm" svg:y2="18.647cm" svg:d="M3159 17633v1014" svg:viewBox="0 0 1 1015">
        <text:p/>
      </draw:connector>
      <draw:frame draw:name="Image 14" draw:style-name="Mgr4" draw:text-style-name="MP15" draw:layer="backgroundobjects" svg:width="1.435cm" svg:height="1.711cm" svg:x="23.681cm" svg:y="17.285cm">
        <draw:image xlink:href="">
          <text:p/>
        </draw:image>
      </draw:frame>
      <presentation:notes style:page-layout-name="PM2">
        <draw:frame draw:name="Espace réservé de l'en-tête 1" presentation:style-name="Mpr33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33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18-05-04">04/05/2018</text:date></text:span></text:p>
          </draw:text-box>
        </draw:frame>
        <draw:page-thumbnail draw:name="Espace réservé de l'image des diapositives 3" presentation:style-name="Master1-Layout5-objTx-Contenu-avec-légende-title" draw:layer="backgroundobjects" svg:width="11.43cm" svg:height="8.572cm" svg:x="3.81cm" svg:y="3.175cm" presentation:class="page"/>
        <draw:frame draw:name="Espace réservé des commentaires 4" presentation:style-name="Mpr34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5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35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&lt;numéro&gt;</text:page-number></text:span></text:p>
          </draw:text-box>
        </draw:frame>
      </presentation:notes>
    </style:master-page>
    <style:master-page style:name="Master1-Layout6-cust-Synthèse" style:page-layout-name="PM1" draw:style-name="Mdp1">
      <draw:custom-shape draw:name="Rectangle 10" draw:style-name="Mgr3" draw:text-style-name="MP5" draw:layer="backgroundobjects" svg:width="25.4cm" svg:height="8.921cm" svg:x="0cm" svg:y="0cm">
        <text:p/>
        <draw:enhanced-geometry svg:viewBox="0 0 21600 21600" draw:type="non-primitive" draw:enhanced-path="M 0 0 L 21600 0 21600 21600 0 21600 Z N"/>
      </draw:custom-shape>
      <draw:frame draw:name="Image 5" draw:style-name="Mgr4" draw:text-style-name="MP15" draw:layer="backgroundobjects" svg:width="2.774cm" svg:height="3.308cm" svg:x="22.301cm" svg:y="15.218cm">
        <draw:image xlink:href="">
          <text:p/>
        </draw:image>
      </draw:frame>
      <draw:frame draw:name="ZoneTexte 1" draw:style-name="Mgr6" draw:text-style-name="MP7" draw:layer="backgroundobjects" svg:width="17.352cm" svg:height="3.078cm" svg:x="1.499cm" svg:y="5.873cm">
        <draw:text-box>
          <text:p text:style-name="MP13"><text:span text:style-name="MT22">Synthèse</text:span></text:p>
        </draw:text-box>
      </draw:frame>
      <draw:frame draw:name="Espace réservé du texte 11" presentation:style-name="Mpr36" draw:text-style-name="MP7" draw:layer="backgroundobjects" svg:width="20.802cm" svg:height="8.803cm" svg:x="1.099cm" svg:y="9.723cm" presentation:class="outline">
        <draw:text-box>
          <text:list text:style-name="ML3">
            <text:list-item>
              <text:p text:style-name="MP25"><text:span text:style-name="MT14">Modifiez les styles du texte du masque</text:span></text:p>
              <text:list>
                <text:list-item>
                  <text:p text:style-name="MP26"><text:span text:style-name="MT23">Deuxième niveau</text:span></text:p>
                  <text:list>
                    <text:list-item>
                      <text:p text:style-name="MP27"><text:span text:style-name="MT23">Troisième niveau</text:span></text:p>
                      <text:list>
                        <text:list-item>
                          <text:p text:style-name="MP27"><text:span text:style-name="MT23">Quatrième niveau</text:span></text:p>
                          <text:list>
                            <text:list-item>
                              <text:p text:style-name="MP27"><text:span text:style-name="MT2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frame draw:name="Espace réservé de l'en-tête 1" presentation:style-name="Mpr37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37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18-05-04">04/05/2018</text:date></text:span></text:p>
          </draw:text-box>
        </draw:frame>
        <draw:page-thumbnail draw:name="Espace réservé de l'image des diapositives 3" presentation:style-name="Master1-Layout6-cust-Synthèse-title" draw:layer="backgroundobjects" svg:width="11.43cm" svg:height="8.572cm" svg:x="3.81cm" svg:y="3.175cm" presentation:class="page"/>
        <draw:frame draw:name="Espace réservé des commentaires 4" presentation:style-name="Mpr38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9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39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&lt;numéro&gt;</text:page-number></text:span></text:p>
          </draw:text-box>
        </draw:frame>
      </presentation:notes>
    </style:master-page>
    <style:master-page style:name="Master1-Layout7-cust-vide" style:page-layout-name="PM1" draw:style-name="Mdp1">
      <draw:custom-shape draw:name="Rectangle 4" draw:style-name="Mgr3" draw:text-style-name="MP5" draw:layer="backgroundobjects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frame draw:name="Image 5" draw:style-name="Mgr4" draw:text-style-name="MP15" draw:layer="backgroundobjects" svg:width="1.435cm" svg:height="1.711cm" svg:x="23.681cm" svg:y="17.285cm">
        <draw:image xlink:href="Pictures/100002000000014700000186AD9FD3DC85657A08.png" xlink:type="simple" xlink:show="embed" xlink:actuate="onLoad">
          <text:p/>
        </draw:image>
      </draw:frame>
      <draw:frame draw:name="Espace réservé du pied de page 2" presentation:style-name="Mpr40" draw:text-style-name="MP7" draw:layer="backgroundobjects" svg:width="16.871cm" svg:height="1.014cm" svg:x="3.531cm" svg:y="17.633cm" presentation:class="footer">
        <draw:text-box>
          <text:p text:style-name="MP13"><text:span text:style-name="MT7">Soutenance projet Java 2018</text:span></text:p>
        </draw:text-box>
      </draw:frame>
      <draw:frame draw:name="Espace réservé du numéro de diapositive 3" presentation:style-name="Mpr40" draw:text-style-name="MP7" draw:layer="backgroundobjects" svg:width="2.2cm" svg:height="1.014cm" svg:x="0.499cm" svg:y="17.633cm" presentation:class="page-number">
        <draw:text-box>
          <text:p text:style-name="MP14"><text:span text:style-name="MT8"><text:page-number>&lt;numéro&gt;</text:page-number></text:span></text:p>
        </draw:text-box>
      </draw:frame>
      <draw:connector draw:name="Connecteur droit 7" draw:style-name="Mgr5" draw:text-style-name="MP15" draw:layer="backgroundobjects" draw:type="line" svg:x1="3.159cm" svg:y1="17.633cm" svg:x2="3.159cm" svg:y2="18.647cm" svg:d="M3159 17633v1014" svg:viewBox="0 0 1 1015">
        <text:p/>
      </draw:connector>
      <draw:frame presentation:style-name="Master1-Layout7-cust-vide-title" draw:layer="backgroundobjects" svg:width="22.859cm" svg:height="3.18cm" svg:x="1.27cm" svg:y="0.76cm" presentation:class="title" presentation:placeholder="true">
        <draw:text-box/>
      </draw:frame>
      <draw:frame presentation:style-name="Master1-Layout7-cust-v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41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1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18-05-04">04/05/2018</text:date></text:span></text:p>
          </draw:text-box>
        </draw:frame>
        <draw:page-thumbnail draw:name="Espace réservé de l'image des diapositives 3" presentation:style-name="Master1-Layout7-cust-vide-title" draw:layer="backgroundobjects" svg:width="11.43cm" svg:height="8.572cm" svg:x="3.81cm" svg:y="3.175cm" presentation:class="page"/>
        <draw:frame draw:name="Espace réservé des commentaires 4" presentation:style-name="Mpr42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3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3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&lt;numéro&gt;</text:page-number></text:span></text:p>
          </draw:text-box>
        </draw:frame>
      </presentation:notes>
    </style:master-page>
    <style:master-page style:name="Master1-Layout8-cust-1_5f_vide" style:display-name="Master1-Layout8-cust-1_vide" style:page-layout-name="PM1" draw:style-name="Mdp1">
      <draw:custom-shape draw:name="Rectangle 4" draw:style-name="Mgr3" draw:text-style-name="MP5" draw:layer="backgroundobjects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frame draw:name="Image 5" draw:style-name="Mgr4" draw:text-style-name="MP15" draw:layer="backgroundobjects" svg:width="1.435cm" svg:height="1.711cm" svg:x="23.681cm" svg:y="17.285cm">
        <draw:image xlink:href="Pictures/100002000000014700000186AD9FD3DC85657A08.png" xlink:type="simple" xlink:show="embed" xlink:actuate="onLoad">
          <text:p/>
        </draw:image>
      </draw:frame>
      <draw:frame draw:name="Espace réservé du pied de page 2" presentation:style-name="Mpr44" draw:text-style-name="MP7" draw:layer="backgroundobjects" svg:width="16.871cm" svg:height="1.014cm" svg:x="3.531cm" svg:y="17.633cm" presentation:class="footer">
        <draw:text-box>
          <text:p text:style-name="MP13"><text:span text:style-name="MT7">Soutenance projet Java 2018</text:span></text:p>
        </draw:text-box>
      </draw:frame>
      <draw:frame draw:name="Espace réservé du numéro de diapositive 3" presentation:style-name="Mpr44" draw:text-style-name="MP7" draw:layer="backgroundobjects" svg:width="2.2cm" svg:height="1.014cm" svg:x="0.499cm" svg:y="17.633cm" presentation:class="page-number">
        <draw:text-box>
          <text:p text:style-name="MP14"><text:span text:style-name="MT8"><text:page-number>&lt;numéro&gt;</text:page-number></text:span></text:p>
        </draw:text-box>
      </draw:frame>
      <draw:connector draw:name="Connecteur droit 7" draw:style-name="Mgr5" draw:text-style-name="MP15" draw:layer="backgroundobjects" draw:type="line" svg:x1="3.159cm" svg:y1="17.633cm" svg:x2="3.159cm" svg:y2="18.647cm" svg:d="M3159 17633v1014" svg:viewBox="0 0 1 1015">
        <text:p/>
      </draw:connector>
      <draw:custom-shape draw:name="Rectangle 8" draw:style-name="Mgr3" draw:text-style-name="MP5" draw:layer="backgroundobjects" svg:width="25.4cm" svg:height="1.524cm" svg:x="0cm" svg:y="0cm">
        <text:p/>
        <draw:enhanced-geometry svg:viewBox="0 0 21600 21600" draw:type="non-primitive" draw:enhanced-path="M 0 0 L 21600 0 21600 21600 0 21600 Z N"/>
      </draw:custom-shape>
      <draw:frame draw:name="Titre 3" presentation:style-name="Mpr45" draw:text-style-name="MP7" draw:layer="backgroundobjects" svg:width="22.86cm" svg:height="1.162cm" svg:x="1.27cm" svg:y="0.162cm" presentation:class="title">
        <draw:text-box>
          <text:p text:style-name="MP6"><text:span text:style-name="MT3">Modifiez le style du titre</text:span></text:p>
        </draw:text-box>
      </draw:frame>
      <draw:frame draw:name="Image 10" draw:style-name="Mgr4" draw:text-style-name="MP15" draw:layer="backgroundobjects" svg:width="1.227cm" svg:height="1.404cm" svg:x="0.299cm" svg:y="0.162cm">
        <draw:image xlink:href="Pictures/100002000000006F0000007F55E599740F258307.png" xlink:type="simple" xlink:show="embed" xlink:actuate="onLoad">
          <text:p/>
        </draw:image>
      </draw:frame>
      <draw:frame presentation:style-name="Master1-Layout8-cust-1_5f_v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46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6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18-05-04">04/05/2018</text:date></text:span></text:p>
          </draw:text-box>
        </draw:frame>
        <draw:page-thumbnail draw:name="Espace réservé de l'image des diapositives 3" presentation:style-name="Master1-Layout8-cust-1_5f_vide-title" draw:layer="backgroundobjects" svg:width="11.43cm" svg:height="8.572cm" svg:x="3.81cm" svg:y="3.175cm" presentation:class="page"/>
        <draw:frame draw:name="Espace réservé des commentaires 4" presentation:style-name="Mpr47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8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8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&lt;numéro&gt;</text:page-number></text:span></text:p>
          </draw:text-box>
        </draw:frame>
      </presentation:notes>
    </style:master-page>
    <style:master-page style:name="Master1-Layout9-cust-1_5f_Titre-et-contenu" style:display-name="Master1-Layout9-cust-1_Titre-et-contenu" style:page-layout-name="PM1" draw:style-name="Mdp1">
      <draw:custom-shape draw:name="Rectangle 22" draw:style-name="Mgr3" draw:text-style-name="MP5" draw:layer="Master1-bg" svg:width="25.4cm" svg:height="3.938cm" svg:x="0cm" svg:y="0cm">
        <text:p/>
        <draw:enhanced-geometry svg:viewBox="0 0 21600 21600" draw:type="non-primitive" draw:enhanced-path="M 0 0 L 21600 0 21600 21600 0 21600 Z N"/>
      </draw:custom-shape>
      <draw:custom-shape draw:name="Rectangle 23" draw:style-name="Mgr3" draw:text-style-name="MP5" draw:layer="Master1-bg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frame draw:name="Image 24" draw:style-name="Mgr4" draw:text-style-name="MP15" draw:layer="Master1-bg" svg:width="1.435cm" svg:height="1.711cm" svg:x="23.681cm" svg:y="17.285cm">
        <draw:image xlink:href="Pictures/100002000000014700000186AD9FD3DC85657A08.png" xlink:type="simple" xlink:show="embed" xlink:actuate="onLoad">
          <text:p/>
        </draw:image>
      </draw:frame>
      <draw:frame draw:name="Image 25" draw:style-name="Mgr4" draw:text-style-name="MP15" draw:layer="Master1-bg" svg:width="2.66cm" svg:height="3.043cm" svg:x="0.499cm" svg:y="1.081cm">
        <draw:image xlink:href="Pictures/100002000000006F0000007F55E599740F258307.png" xlink:type="simple" xlink:show="embed" xlink:actuate="onLoad">
          <text:p/>
        </draw:image>
      </draw:frame>
      <draw:connector draw:name="Connecteur droit 26" draw:style-name="Mgr5" draw:text-style-name="MP15" draw:layer="Master1-bg" draw:type="line" svg:x1="3.159cm" svg:y1="17.633cm" svg:x2="3.159cm" svg:y2="18.647cm" svg:d="M3159 17633v1014" svg:viewBox="0 0 1 1015">
        <text:p/>
      </draw:connector>
      <draw:custom-shape draw:name="Rectangle 6" draw:style-name="Mgr3" draw:text-style-name="MP5" draw:layer="backgroundobjects" svg:width="25.4cm" svg:height="3.938cm" svg:x="0cm" svg:y="0cm">
        <text:p/>
        <draw:enhanced-geometry svg:viewBox="0 0 21600 21600" draw:type="non-primitive" draw:enhanced-path="M 0 0 L 21600 0 21600 21600 0 21600 Z N"/>
      </draw:custom-shape>
      <draw:frame draw:name="Espace réservé du contenu 2" presentation:style-name="Mpr49" draw:text-style-name="MP7" draw:layer="backgroundobjects" svg:width="22.86cm" svg:height="9.492cm" svg:x="1.27cm" svg:y="7.525cm" presentation:class="title">
        <draw:text-box>
          <text:list text:style-name="ML7">
            <text:list-item>
              <text:p text:style-name="MP22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6">Cinquième niveau</text:span></text:p>
            </text:list-item>
          </text:list>
        </draw:text-box>
      </draw:frame>
      <draw:frame draw:name="Espace réservé du pied de page 4" presentation:style-name="Mpr50" draw:text-style-name="MP7" draw:layer="backgroundobjects" svg:width="12.401cm" svg:height="1.014cm" svg:x="3.499cm" svg:y="17.63cm" presentation:class="footer">
        <draw:text-box>
          <text:p text:style-name="MP13"><text:span text:style-name="MT7">Soutenance projet Java 2018</text:span></text:p>
        </draw:text-box>
      </draw:frame>
      <draw:frame draw:name="Espace réservé du numéro de diapositive 5" presentation:style-name="Mpr50" draw:text-style-name="MP7" draw:layer="backgroundobjects" svg:width="2.2cm" svg:height="1.014cm" svg:x="0.499cm" svg:y="17.63cm" presentation:class="page-number">
        <draw:text-box>
          <text:p text:style-name="MP14"><text:span text:style-name="MT8"><text:page-number>&lt;numéro&gt;</text:page-number></text:span></text:p>
        </draw:text-box>
      </draw:frame>
      <draw:frame draw:name="Titre 3" presentation:style-name="Mpr51" draw:text-style-name="MP7" draw:layer="backgroundobjects" svg:width="22.86cm" svg:height="3.175cm" svg:x="1.27cm" svg:y="0.763cm" presentation:class="title">
        <draw:text-box>
          <text:p text:style-name="MP6"><text:span text:style-name="MT1">Modifiez le style du titre</text:span></text:p>
        </draw:text-box>
      </draw:frame>
      <draw:frame draw:name="Image 8" draw:style-name="Mgr4" draw:text-style-name="MP15" draw:layer="backgroundobjects" svg:width="2.66cm" svg:height="3.043cm" svg:x="0.499cm" svg:y="1.081cm">
        <draw:image xlink:href="Pictures/100002000000006F0000007F55E599740F258307.png" xlink:type="simple" xlink:show="embed" xlink:actuate="onLoad">
          <text:p/>
        </draw:image>
      </draw:frame>
      <draw:frame draw:name="ZoneTexte 7" draw:style-name="Mgr7" draw:text-style-name="MP7" draw:layer="backgroundobjects" svg:width="5.801cm" svg:height="1.026cm" svg:x="1.874cm" svg:y="5.044cm">
        <draw:text-box>
          <text:p text:style-name="MP13"><text:span text:style-name="MT4">Auto-évaluation</text:span></text:p>
        </draw:text-box>
      </draw:frame>
      <draw:custom-shape draw:name="Rectangle 9" draw:style-name="Mgr8" draw:text-style-name="MP28" draw:layer="backgroundobjects" svg:width="3.6cm" svg:height="0.806cm" svg:x="7.275cm" svg:y="5.153cm">
        <text:p/>
        <draw:enhanced-geometry svg:viewBox="0 0 21600 21600" draw:type="non-primitive" draw:enhanced-path="M 0 0 L 21600 0 21600 21600 0 21600 Z N"/>
      </draw:custom-shape>
      <draw:custom-shape draw:name="Rectangle 14" draw:style-name="Mgr8" draw:text-style-name="MP28" draw:layer="backgroundobjects" svg:width="3.6cm" svg:height="0.806cm" svg:x="10.955cm" svg:y="5.153cm">
        <text:p/>
        <draw:enhanced-geometry svg:viewBox="0 0 21600 21600" draw:type="non-primitive" draw:enhanced-path="M 0 0 L 21600 0 21600 21600 0 21600 Z N"/>
      </draw:custom-shape>
      <draw:custom-shape draw:name="Rectangle 15" draw:style-name="Mgr8" draw:text-style-name="MP28" draw:layer="backgroundobjects" svg:width="3.6cm" svg:height="0.806cm" svg:x="14.635cm" svg:y="5.153cm">
        <text:p/>
        <draw:enhanced-geometry svg:viewBox="0 0 21600 21600" draw:type="non-primitive" draw:enhanced-path="M 0 0 L 21600 0 21600 21600 0 21600 Z N"/>
      </draw:custom-shape>
      <draw:custom-shape draw:name="Rectangle 16" draw:style-name="Mgr8" draw:text-style-name="MP28" draw:layer="backgroundobjects" svg:width="3.6cm" svg:height="0.806cm" svg:x="18.314cm" svg:y="5.153cm">
        <text:p/>
        <draw:enhanced-geometry svg:viewBox="0 0 21600 21600" draw:type="non-primitive" draw:enhanced-path="M 0 0 L 21600 0 21600 21600 0 21600 Z N"/>
      </draw:custom-shape>
      <draw:frame draw:name="ZoneTexte 17" draw:style-name="Mgr7" draw:text-style-name="MP7" draw:layer="backgroundobjects" svg:width="0.777cm" svg:height="1.026cm" svg:x="6.891cm" svg:y="5.922cm">
        <draw:text-box>
          <text:p text:style-name="MP13"><text:span text:style-name="MT4">0</text:span></text:p>
        </draw:text-box>
      </draw:frame>
      <draw:frame draw:name="ZoneTexte 18" draw:style-name="Mgr7" draw:text-style-name="MP7" draw:layer="backgroundobjects" svg:width="0.777cm" svg:height="1.026cm" svg:x="10.482cm" svg:y="5.922cm">
        <draw:text-box>
          <text:p text:style-name="MP13"><text:span text:style-name="MT4">1</text:span></text:p>
        </draw:text-box>
      </draw:frame>
      <draw:frame draw:name="ZoneTexte 19" draw:style-name="Mgr7" draw:text-style-name="MP7" draw:layer="backgroundobjects" svg:width="0.777cm" svg:height="1.026cm" svg:x="14.167cm" svg:y="5.922cm">
        <draw:text-box>
          <text:p text:style-name="MP13"><text:span text:style-name="MT4">2</text:span></text:p>
        </draw:text-box>
      </draw:frame>
      <draw:frame draw:name="ZoneTexte 20" draw:style-name="Mgr7" draw:text-style-name="MP7" draw:layer="backgroundobjects" svg:width="0.777cm" svg:height="1.026cm" svg:x="17.897cm" svg:y="5.922cm">
        <draw:text-box>
          <text:p text:style-name="MP13"><text:span text:style-name="MT4">3</text:span></text:p>
        </draw:text-box>
      </draw:frame>
      <draw:frame draw:name="ZoneTexte 21" draw:style-name="Mgr7" draw:text-style-name="MP7" draw:layer="backgroundobjects" svg:width="0.777cm" svg:height="1.026cm" svg:x="21.443cm" svg:y="5.922cm">
        <draw:text-box>
          <text:p text:style-name="MP13"><text:span text:style-name="MT4">4</text:span></text:p>
        </draw:text-box>
      </draw:frame>
      <draw:frame presentation:style-name="Master1-Layout9-cust-1_5f_Titre-et-contenu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52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2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18-05-04">04/05/2018</text:date></text:span></text:p>
          </draw:text-box>
        </draw:frame>
        <draw:page-thumbnail draw:name="Espace réservé de l'image des diapositives 3" presentation:style-name="Master1-Layout9-cust-1_5f_Titre-et-contenu-title" draw:layer="backgroundobjects" svg:width="11.43cm" svg:height="8.572cm" svg:x="3.81cm" svg:y="3.175cm" presentation:class="page"/>
        <draw:frame draw:name="Espace réservé des commentaires 4" presentation:style-name="Mpr53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4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54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Linux_X86_64 LibreOffice_project/40m0$Build-2</meta:generator>
    <dc:title>Présentation PowerPoint</dc:title>
    <meta:initial-creator>David Panzoli</meta:initial-creator>
    <meta:creation-date>2017-08-21T12:26:02Z</meta:creation-date>
    <dc:date>2018-05-04T14:25:21.458428754</dc:date>
    <meta:editing-cycles>436</meta:editing-cycles>
    <meta:editing-duration>PT9H28M9S</meta:editing-duration>
    <meta:document-statistic meta:object-count="210"/>
    <meta:template xlink:type="simple" xlink:actuate="onRequest" xlink:title="" xlink:href="../../../../../../../tmp/mozilla_colin0/2018_Soutenance_Projet_Java.odp/modèle%20FOAD"/>
  </office:meta>
</office:document-meta>
</file>